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1cab0" officeooo:paragraph-rsid="0001cab0"/>
    </style:style>
    <style:style style:name="P3" style:family="paragraph" style:parent-style-name="Standard">
      <style:paragraph-properties fo:text-align="start" style:justify-single-word="false"/>
      <style:text-properties officeooo:rsid="0001cab0" officeooo:paragraph-rsid="0001cab0"/>
    </style:style>
    <style:style style:name="P4" style:family="paragraph" style:parent-style-name="Standard">
      <style:paragraph-properties fo:text-align="start" style:justify-single-word="false"/>
      <style:text-properties officeooo:rsid="0002acd0" officeooo:paragraph-rsid="0002acd0"/>
    </style:style>
    <style:style style:name="P5" style:family="paragraph" style:parent-style-name="Standard">
      <style:paragraph-properties fo:text-align="start" style:justify-single-word="false"/>
      <style:text-properties officeooo:rsid="00037414" officeooo:paragraph-rsid="00037414"/>
    </style:style>
    <style:style style:name="P6" style:family="paragraph" style:parent-style-name="Standard">
      <style:paragraph-properties fo:text-align="start" style:justify-single-word="false"/>
      <style:text-properties officeooo:rsid="00054265" officeooo:paragraph-rsid="000750e7"/>
    </style:style>
    <style:style style:name="P7" style:family="paragraph" style:parent-style-name="Standard">
      <style:paragraph-properties fo:text-align="start" style:justify-single-word="false"/>
      <style:text-properties officeooo:rsid="0006827c" officeooo:paragraph-rsid="000750e7"/>
    </style:style>
    <style:style style:name="P8" style:family="paragraph" style:parent-style-name="Standard">
      <style:paragraph-properties fo:text-align="start" style:justify-single-word="false"/>
      <style:text-properties fo:color="#72bf44" officeooo:rsid="00054265" officeooo:paragraph-rsid="000750e7"/>
    </style:style>
    <style:style style:name="P9" style:family="paragraph" style:parent-style-name="Standard">
      <style:paragraph-properties fo:text-align="start" style:justify-single-word="false"/>
      <style:text-properties fo:color="#72bf44" officeooo:rsid="0006ce85" officeooo:paragraph-rsid="0006ce85"/>
    </style:style>
    <style:style style:name="P10" style:family="paragraph" style:parent-style-name="Standard">
      <style:paragraph-properties fo:text-align="start" style:justify-single-word="false"/>
      <style:text-properties fo:color="#72bf44" officeooo:rsid="0006827c" officeooo:paragraph-rsid="0006827c"/>
    </style:style>
    <style:style style:name="P11" style:family="paragraph" style:parent-style-name="Standard">
      <style:paragraph-properties fo:text-align="start" style:justify-single-word="false"/>
      <style:text-properties fo:color="#72bf44" officeooo:rsid="000c7974" officeooo:paragraph-rsid="000c7974"/>
    </style:style>
    <style:style style:name="P12" style:family="paragraph" style:parent-style-name="Standard">
      <style:paragraph-properties fo:text-align="start" style:justify-single-word="false"/>
      <style:text-properties fo:color="#72bf44" officeooo:rsid="000efe7c" officeooo:paragraph-rsid="001483f4"/>
    </style:style>
    <style:style style:name="P13" style:family="paragraph" style:parent-style-name="Standard">
      <style:text-properties fo:color="#72bf44" officeooo:rsid="003e750b" officeooo:paragraph-rsid="003e750b"/>
    </style:style>
    <style:style style:name="P14" style:family="paragraph" style:parent-style-name="Standard">
      <style:text-properties fo:color="#72bf44" officeooo:rsid="003e9dd7" officeooo:paragraph-rsid="003e9dd7"/>
    </style:style>
    <style:style style:name="P15" style:family="paragraph" style:parent-style-name="Standard">
      <style:text-properties fo:color="#72bf44" officeooo:rsid="003e9dd7" officeooo:paragraph-rsid="003ff066"/>
    </style:style>
    <style:style style:name="P16" style:family="paragraph" style:parent-style-name="Standard">
      <style:text-properties fo:color="#72bf44" officeooo:rsid="004b35da" officeooo:paragraph-rsid="004d0fa5"/>
    </style:style>
    <style:style style:name="P17" style:family="paragraph" style:parent-style-name="Standard">
      <style:text-properties fo:color="#72bf44" officeooo:rsid="004d9d24" officeooo:paragraph-rsid="00575e44"/>
    </style:style>
    <style:style style:name="P18" style:family="paragraph" style:parent-style-name="Standard">
      <style:paragraph-properties fo:text-align="start" style:justify-single-word="false"/>
      <style:text-properties officeooo:rsid="0006ce85" officeooo:paragraph-rsid="0006ce85"/>
    </style:style>
    <style:style style:name="P19" style:family="paragraph" style:parent-style-name="Standard">
      <style:paragraph-properties fo:text-align="start" style:justify-single-word="false"/>
      <style:text-properties officeooo:rsid="000750f2" officeooo:paragraph-rsid="000750f2"/>
    </style:style>
    <style:style style:name="P20" style:family="paragraph" style:parent-style-name="Standard">
      <style:paragraph-properties fo:text-align="start" style:justify-single-word="false"/>
      <style:text-properties fo:color="#00aaad" officeooo:rsid="000750f2" officeooo:paragraph-rsid="000750f2"/>
    </style:style>
    <style:style style:name="P21" style:family="paragraph" style:parent-style-name="Standard">
      <style:paragraph-properties fo:text-align="start" style:justify-single-word="false"/>
      <style:text-properties fo:color="#00aaad" officeooo:rsid="000750f2" officeooo:paragraph-rsid="00081bfa"/>
    </style:style>
    <style:style style:name="P22" style:family="paragraph" style:parent-style-name="Standard">
      <style:paragraph-properties fo:text-align="start" style:justify-single-word="false"/>
      <style:text-properties officeooo:rsid="00081bfa" officeooo:paragraph-rsid="00081bfa"/>
    </style:style>
    <style:style style:name="P23" style:family="paragraph" style:parent-style-name="Standard">
      <style:paragraph-properties fo:text-align="start" style:justify-single-word="false"/>
      <style:text-properties fo:color="#000000" officeooo:rsid="0009c76f" officeooo:paragraph-rsid="0009c76f"/>
    </style:style>
    <style:style style:name="P24" style:family="paragraph" style:parent-style-name="Standard">
      <style:paragraph-properties fo:text-align="start" style:justify-single-word="false"/>
      <style:text-properties officeooo:rsid="0009c76f" officeooo:paragraph-rsid="0009c76f"/>
    </style:style>
    <style:style style:name="P25" style:family="paragraph" style:parent-style-name="Standard">
      <style:paragraph-properties fo:text-align="start" style:justify-single-word="false"/>
      <style:text-properties officeooo:rsid="000c7974" officeooo:paragraph-rsid="000c7974"/>
    </style:style>
    <style:style style:name="P26" style:family="paragraph" style:parent-style-name="Standard">
      <style:paragraph-properties fo:text-align="start" style:justify-single-word="false"/>
      <style:text-properties officeooo:rsid="000efe7c" officeooo:paragraph-rsid="000efe7c"/>
    </style:style>
    <style:style style:name="P27" style:family="paragraph" style:parent-style-name="Standard">
      <style:paragraph-properties fo:text-align="start" style:justify-single-word="false"/>
      <style:text-properties officeooo:rsid="000efe7c" officeooo:paragraph-rsid="001483f4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653e0" officeooo:paragraph-rsid="001653e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71c11" officeooo:paragraph-rsid="00171c1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71c11" officeooo:paragraph-rsid="001ed76c" style:font-weight-asian="bold" style:font-weight-complex="bold"/>
    </style:style>
    <style:style style:name="P31" style:family="paragraph" style:parent-style-name="Standard">
      <style:text-properties fo:font-weight="bold" officeooo:rsid="001ed76c" officeooo:paragraph-rsid="001ed76c" style:font-weight-asian="bold" style:font-weight-complex="bold"/>
    </style:style>
    <style:style style:name="P32" style:family="paragraph" style:parent-style-name="Standard">
      <style:text-properties fo:font-weight="bold" officeooo:rsid="004a8588" officeooo:paragraph-rsid="004a8588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bold" officeooo:rsid="00107613" officeooo:paragraph-rsid="00107613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1483f4" officeooo:paragraph-rsid="001483f4"/>
    </style:style>
    <style:style style:name="P35" style:family="paragraph" style:parent-style-name="Standard">
      <style:paragraph-properties fo:text-align="start" style:justify-single-word="false"/>
      <style:text-properties officeooo:rsid="001653e0" officeooo:paragraph-rsid="001653e0"/>
    </style:style>
    <style:style style:name="P36" style:family="paragraph" style:parent-style-name="Standard">
      <style:paragraph-properties fo:text-align="start" style:justify-single-word="false"/>
      <style:text-properties officeooo:rsid="00171c11" officeooo:paragraph-rsid="00171c11"/>
    </style:style>
    <style:style style:name="P37" style:family="paragraph" style:parent-style-name="Standard">
      <style:paragraph-properties fo:text-align="start" style:justify-single-word="false"/>
      <style:text-properties officeooo:rsid="00171c11" officeooo:paragraph-rsid="001ed76c"/>
    </style:style>
    <style:style style:name="P38" style:family="paragraph" style:parent-style-name="Standard">
      <style:text-properties officeooo:rsid="001dbffb" officeooo:paragraph-rsid="001dbffb"/>
    </style:style>
    <style:style style:name="P39" style:family="paragraph" style:parent-style-name="Standard">
      <style:paragraph-properties fo:text-align="start" style:justify-single-word="false"/>
      <style:text-properties officeooo:rsid="00209b63" officeooo:paragraph-rsid="00209b63"/>
    </style:style>
    <style:style style:name="P40" style:family="paragraph" style:parent-style-name="Standard">
      <style:paragraph-properties fo:text-align="start" style:justify-single-word="false"/>
      <style:text-properties officeooo:rsid="0021ac77" officeooo:paragraph-rsid="0021ac77"/>
    </style:style>
    <style:style style:name="P41" style:family="paragraph" style:parent-style-name="Standard">
      <style:paragraph-properties fo:text-align="start" style:justify-single-word="false"/>
      <style:text-properties officeooo:rsid="0021f8e7" officeooo:paragraph-rsid="0021f8e7"/>
    </style:style>
    <style:style style:name="P42" style:family="paragraph" style:parent-style-name="Standard">
      <style:paragraph-properties fo:text-align="start" style:justify-single-word="false"/>
      <style:text-properties officeooo:rsid="00221f20" officeooo:paragraph-rsid="00221f20"/>
    </style:style>
    <style:style style:name="P43" style:family="paragraph" style:parent-style-name="Standard">
      <style:paragraph-properties fo:text-align="start" style:justify-single-word="false"/>
      <style:text-properties officeooo:rsid="0022604d" officeooo:paragraph-rsid="0022604d"/>
    </style:style>
    <style:style style:name="P44" style:family="paragraph" style:parent-style-name="Standard">
      <style:text-properties style:use-window-font-color="true" officeooo:rsid="002ec1f0" officeooo:paragraph-rsid="002fc478" fo:background-color="transparent"/>
    </style:style>
    <style:style style:name="P45" style:family="paragraph" style:parent-style-name="Standard">
      <style:text-properties style:use-window-font-color="true" officeooo:rsid="002ec1f0" officeooo:paragraph-rsid="0031d531" fo:background-color="transparent"/>
    </style:style>
    <style:style style:name="P46" style:family="paragraph" style:parent-style-name="Standard">
      <style:text-properties style:use-window-font-color="true" officeooo:rsid="004b35da" officeooo:paragraph-rsid="004b35da"/>
    </style:style>
    <style:style style:name="P47" style:family="paragraph" style:parent-style-name="Standard">
      <style:text-properties style:use-window-font-color="true" officeooo:rsid="004b35da" officeooo:paragraph-rsid="00575e44"/>
    </style:style>
    <style:style style:name="P48" style:family="paragraph" style:parent-style-name="Standard">
      <style:text-properties style:use-window-font-color="true" officeooo:rsid="004e0f68" officeooo:paragraph-rsid="004e0f68"/>
    </style:style>
    <style:style style:name="P49" style:family="paragraph" style:parent-style-name="Standard">
      <style:text-properties style:use-window-font-color="true" officeooo:rsid="003ff066" officeooo:paragraph-rsid="003e9dd7"/>
    </style:style>
    <style:style style:name="P50" style:family="paragraph" style:parent-style-name="Standard">
      <style:text-properties style:use-window-font-color="true" officeooo:rsid="003ff066" officeooo:paragraph-rsid="003ff066"/>
    </style:style>
    <style:style style:name="P51" style:family="paragraph" style:parent-style-name="Standard">
      <style:text-properties style:use-window-font-color="true" officeooo:rsid="00408e73" officeooo:paragraph-rsid="003ff066"/>
    </style:style>
    <style:style style:name="P52" style:family="paragraph" style:parent-style-name="Standard">
      <style:text-properties style:use-window-font-color="true" officeooo:rsid="00408e73" officeooo:paragraph-rsid="00408e73"/>
    </style:style>
    <style:style style:name="P53" style:family="paragraph" style:parent-style-name="Standard">
      <style:text-properties officeooo:paragraph-rsid="00372b1f"/>
    </style:style>
    <style:style style:name="P54" style:family="paragraph" style:parent-style-name="Standard">
      <style:text-properties officeooo:paragraph-rsid="0039423f"/>
    </style:style>
    <style:style style:name="P55" style:family="paragraph" style:parent-style-name="Standard">
      <style:text-properties officeooo:paragraph-rsid="003ae945"/>
    </style:style>
    <style:style style:name="P56" style:family="paragraph" style:parent-style-name="Standard">
      <style:text-properties officeooo:rsid="003ae945" officeooo:paragraph-rsid="003ae945"/>
    </style:style>
    <style:style style:name="P57" style:family="paragraph" style:parent-style-name="Standard">
      <style:text-properties officeooo:rsid="003c8ec3" officeooo:paragraph-rsid="003c8ec3"/>
    </style:style>
    <style:style style:name="P58" style:family="paragraph" style:parent-style-name="Standard">
      <style:text-properties officeooo:rsid="003e750b" officeooo:paragraph-rsid="003e750b"/>
    </style:style>
    <style:style style:name="P59" style:family="paragraph" style:parent-style-name="Standard">
      <style:paragraph-properties fo:text-align="start" style:justify-single-word="false"/>
      <style:text-properties officeooo:rsid="00450ed3" officeooo:paragraph-rsid="00450ed3"/>
    </style:style>
    <style:style style:name="P60" style:family="paragraph" style:parent-style-name="Standard">
      <style:paragraph-properties fo:text-align="start" style:justify-single-word="false"/>
      <style:text-properties officeooo:rsid="00458234" officeooo:paragraph-rsid="00458234"/>
    </style:style>
    <style:style style:name="P61" style:family="paragraph" style:parent-style-name="Standard">
      <style:paragraph-properties fo:text-align="start" style:justify-single-word="false"/>
      <style:text-properties officeooo:rsid="00458234" officeooo:paragraph-rsid="0050f183"/>
    </style:style>
    <style:style style:name="P62" style:family="paragraph" style:parent-style-name="Standard">
      <style:text-properties officeooo:rsid="004938fa" officeooo:paragraph-rsid="004938fa"/>
    </style:style>
    <style:style style:name="P63" style:family="paragraph" style:parent-style-name="Standard">
      <style:text-properties officeooo:rsid="004a8588" officeooo:paragraph-rsid="004a8588"/>
    </style:style>
    <style:style style:name="P64" style:family="paragraph" style:parent-style-name="Standard">
      <style:text-properties officeooo:rsid="0050f183" officeooo:paragraph-rsid="0050f183"/>
    </style:style>
    <style:style style:name="P65" style:family="paragraph" style:parent-style-name="Standard">
      <style:text-properties officeooo:rsid="0061f40c" officeooo:paragraph-rsid="0061f40c"/>
    </style:style>
    <style:style style:name="P66" style:family="paragraph" style:parent-style-name="Standard">
      <style:text-properties officeooo:rsid="0039423f" officeooo:paragraph-rsid="0039423f"/>
    </style:style>
    <style:style style:name="P67" style:family="paragraph" style:parent-style-name="Standard">
      <style:text-properties officeooo:paragraph-rsid="0061f40c"/>
    </style:style>
    <style:style style:name="P68" style:family="paragraph" style:parent-style-name="Standard">
      <style:text-properties officeooo:rsid="0065d677" officeooo:paragraph-rsid="0065d677"/>
    </style:style>
    <style:style style:name="P69" style:family="paragraph" style:parent-style-name="Standard">
      <style:text-properties officeooo:paragraph-rsid="00668dfb"/>
    </style:style>
    <style:style style:name="P70" style:family="paragraph" style:parent-style-name="Standard">
      <style:text-properties officeooo:paragraph-rsid="00684383"/>
    </style:style>
    <style:style style:name="P71" style:family="paragraph" style:parent-style-name="Standard">
      <style:text-properties officeooo:paragraph-rsid="0065d677"/>
    </style:style>
    <style:style style:name="P72" style:family="paragraph" style:parent-style-name="Standard">
      <style:text-properties officeooo:paragraph-rsid="006df40c"/>
    </style:style>
    <style:style style:name="P73" style:family="paragraph" style:parent-style-name="Standard">
      <style:text-properties fo:background-color="#bee3d3"/>
    </style:style>
    <style:style style:name="P7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7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31d531"/>
    </style:style>
    <style:style style:name="P7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321621"/>
    </style:style>
    <style:style style:name="P7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use-window-font-color="true" officeooo:rsid="002ec1f0" officeooo:paragraph-rsid="0031d531" fo:background-color="transparent"/>
    </style:style>
    <style:style style:name="P7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03030" style:font-name="Liberation Serif" fo:font-size="12pt" fo:letter-spacing="normal" fo:background-color="#ffffff" style:font-size-asian="12pt" style:font-size-complex="12pt" loext:padding="0in" loext:border="none"/>
    </style:style>
    <style:style style:name="P79" style:family="paragraph" style:parent-style-name="Text_20_body">
      <style:text-properties officeooo:rsid="00260e4b" officeooo:paragraph-rsid="00260e4b"/>
    </style:style>
    <style:style style:name="P80" style:family="paragraph" style:parent-style-name="Text_20_body">
      <style:text-properties style:use-window-font-color="true" officeooo:rsid="00260e4b" officeooo:paragraph-rsid="00260e4b"/>
    </style:style>
    <style:style style:name="P81" style:family="paragraph" style:parent-style-name="Text_20_body">
      <style:text-properties style:use-window-font-color="true" officeooo:rsid="0026caf7" officeooo:paragraph-rsid="0026caf7"/>
    </style:style>
    <style:style style:name="P82" style:family="paragraph" style:parent-style-name="Text_20_body">
      <style:text-properties style:use-window-font-color="true" officeooo:rsid="0029d90d" officeooo:paragraph-rsid="0029d90d"/>
    </style:style>
    <style:style style:name="P83" style:family="paragraph" style:parent-style-name="Text_20_body">
      <style:text-properties style:use-window-font-color="true" officeooo:rsid="002af960" officeooo:paragraph-rsid="002af960"/>
    </style:style>
    <style:style style:name="P84" style:family="paragraph" style:parent-style-name="Text_20_body">
      <style:text-properties style:use-window-font-color="true" officeooo:rsid="002afe76" officeooo:paragraph-rsid="002afe76"/>
    </style:style>
    <style:style style:name="P85" style:family="paragraph" style:parent-style-name="Text_20_body">
      <style:text-properties style:use-window-font-color="true" officeooo:rsid="002cbe62" officeooo:paragraph-rsid="002cbe62" fo:background-color="#bee3d3"/>
    </style:style>
    <style:style style:name="P86" style:family="paragraph" style:parent-style-name="Text_20_body">
      <style:text-properties style:use-window-font-color="true" officeooo:rsid="002ec1f0" officeooo:paragraph-rsid="002fc478" fo:background-color="transparent"/>
    </style:style>
    <style:style style:name="P87" style:family="paragraph" style:parent-style-name="Text_20_body">
      <style:text-properties style:use-window-font-color="true" officeooo:rsid="002ec1f0" officeooo:paragraph-rsid="003010be" fo:background-color="transparent"/>
    </style:style>
    <style:style style:name="P88" style:family="paragraph" style:parent-style-name="Text_20_body">
      <style:text-properties officeooo:paragraph-rsid="003010be"/>
    </style:style>
    <style:style style:name="P89" style:family="paragraph" style:parent-style-name="Text_20_body">
      <style:text-properties officeooo:rsid="003017c8" officeooo:paragraph-rsid="003017c8"/>
    </style:style>
    <style:style style:name="P9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3" style:family="paragraph" style:parent-style-name="Preformatted_20_Text">
      <style:text-properties fo:color="#000000" style:font-name="monospace" fo:font-size="9.75pt" officeooo:rsid="0061f40c" officeooo:paragraph-rsid="0061f40c" loext:padding="0in" loext:border="none"/>
    </style:style>
    <style:style style:name="P94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122442" style:font-size-asian="12pt" style:font-size-complex="12pt"/>
    </style:style>
    <style:style style:name="P95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6d792b" style:font-size-asian="12pt" style:font-size-complex="12pt"/>
    </style:style>
    <style:style style:name="P96" style:family="paragraph" style:parent-style-name="Text_20_body" style:list-style-name="L11">
      <style:text-properties style:use-window-font-color="true" officeooo:rsid="00260e4b" officeooo:paragraph-rsid="00260e4b"/>
    </style:style>
    <style:style style:name="P97" style:family="paragraph" style:parent-style-name="Text_20_body" style:list-style-name="L12">
      <style:text-properties style:use-window-font-color="true" officeooo:rsid="0026caf7" officeooo:paragraph-rsid="0026caf7"/>
    </style:style>
    <style:style style:name="P98" style:family="paragraph" style:parent-style-name="Text_20_body" style:list-style-name="L13">
      <style:text-properties style:use-window-font-color="true" officeooo:rsid="002afe76" officeooo:paragraph-rsid="002afe76"/>
    </style:style>
    <style:style style:name="P99" style:family="paragraph" style:parent-style-name="Text_20_body" style:list-style-name="L14">
      <style:text-properties style:use-window-font-color="true" officeooo:rsid="002afe76" officeooo:paragraph-rsid="002afe76"/>
    </style:style>
    <style:style style:name="P100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1cab0" officeooo:paragraph-rsid="0001cab0" style:font-weight-asian="bold" style:font-weight-complex="bold"/>
    </style:style>
    <style:style style:name="P101" style:family="paragraph" style:parent-style-name="Standard" style:list-style-name="L2">
      <style:paragraph-properties fo:text-align="start" style:justify-single-word="false"/>
      <style:text-properties officeooo:rsid="00458234" officeooo:paragraph-rsid="00458234"/>
    </style:style>
    <style:style style:name="P102" style:family="paragraph" style:parent-style-name="Standard" style:list-style-name="L3">
      <style:text-properties officeooo:rsid="004938fa" officeooo:paragraph-rsid="004938fa"/>
    </style:style>
    <style:style style:name="P103" style:family="paragraph" style:parent-style-name="Standard" style:list-style-name="L4">
      <style:text-properties officeooo:rsid="004938fa" officeooo:paragraph-rsid="004938fa"/>
    </style:style>
    <style:style style:name="P104" style:family="paragraph" style:parent-style-name="Standard" style:list-style-name="L5">
      <style:text-properties officeooo:rsid="004938fa" officeooo:paragraph-rsid="004938fa"/>
    </style:style>
    <style:style style:name="P105" style:family="paragraph" style:parent-style-name="Standard" style:list-style-name="L6">
      <style:text-properties officeooo:rsid="0049b873" officeooo:paragraph-rsid="0049b873"/>
    </style:style>
    <style:style style:name="P106" style:family="paragraph" style:parent-style-name="Standard" style:list-style-name="L7">
      <style:text-properties officeooo:rsid="0049b873" officeooo:paragraph-rsid="0049b873"/>
    </style:style>
    <style:style style:name="P107" style:family="paragraph" style:parent-style-name="Standard" style:list-style-name="L8">
      <style:text-properties style:use-window-font-color="true" officeooo:rsid="004e0f68" officeooo:paragraph-rsid="004e0f68"/>
    </style:style>
    <style:style style:name="P108" style:family="paragraph" style:parent-style-name="Standard" style:list-style-name="L9">
      <style:text-properties officeooo:rsid="0050f183" officeooo:paragraph-rsid="0050f183"/>
    </style:style>
    <style:style style:name="P109" style:family="paragraph" style:parent-style-name="Standard">
      <style:text-properties fo:font-weight="bold" officeooo:rsid="0065d677" officeooo:paragraph-rsid="0065d677" style:font-weight-asian="bold" style:font-weight-complex="bold"/>
    </style:style>
    <style:style style:name="P110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84383" style:font-size-asian="12pt" style:font-size-complex="12pt"/>
    </style:style>
    <style:style style:name="P111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68dfb" style:font-size-asian="12pt" style:font-size-complex="12pt"/>
    </style:style>
    <style:style style:name="P112" style:family="paragraph" style:parent-style-name="Standard" style:list-style-name="L10"/>
    <style:style style:name="P113" style:family="paragraph" style:parent-style-name="Heading_20_2">
      <style:text-properties officeooo:rsid="00345fe3" officeooo:paragraph-rsid="00345fe3"/>
    </style:style>
    <style:style style:name="P114" style:family="paragraph" style:parent-style-name="Heading_20_2">
      <style:text-properties officeooo:rsid="003e750b" officeooo:paragraph-rsid="003e750b"/>
    </style:style>
    <style:style style:name="P115" style:family="paragraph" style:parent-style-name="Heading_20_2">
      <style:text-properties officeooo:paragraph-rsid="006b7b9c"/>
    </style:style>
    <style:style style:name="P116" style:family="paragraph" style:parent-style-name="Heading_20_2">
      <style:text-properties officeooo:rsid="00684383"/>
    </style:style>
    <style:style style:name="P117" style:family="paragraph" style:parent-style-name="Heading_20_2">
      <style:text-properties officeooo:rsid="006c5034" officeooo:paragraph-rsid="006c5034"/>
    </style:style>
    <style:style style:name="P118" style:family="paragraph" style:parent-style-name="Heading_20_2">
      <style:text-properties officeooo:paragraph-rsid="006d792b"/>
    </style:style>
    <style:style style:name="P119" style:family="paragraph" style:parent-style-name="Heading_20_2">
      <style:text-properties officeooo:rsid="007038e5" officeooo:paragraph-rsid="007038e5"/>
    </style:style>
    <style:style style:name="P120" style:family="paragraph" style:parent-style-name="Heading_20_2">
      <style:text-properties officeooo:rsid="007337d8" officeooo:paragraph-rsid="007337d8"/>
    </style:style>
    <style:style style:name="P121" style:family="paragraph" style:parent-style-name="Heading_20_2">
      <style:text-properties officeooo:rsid="0074afac" officeooo:paragraph-rsid="0074afac"/>
    </style:style>
    <style:style style:name="P122" style:family="paragraph" style:parent-style-name="Heading_20_1">
      <style:text-properties officeooo:paragraph-rsid="00792296"/>
    </style:style>
    <style:style style:name="P123" style:family="paragraph" style:parent-style-name="Heading_20_1">
      <style:paragraph-properties fo:text-align="start" style:justify-single-word="false"/>
      <style:text-properties officeooo:rsid="000efe7c" officeooo:paragraph-rsid="0047942d"/>
    </style:style>
    <style:style style:name="P124" style:family="paragraph" style:parent-style-name="Heading_20_1">
      <style:paragraph-properties fo:text-align="start" style:justify-single-word="false"/>
      <style:text-properties officeooo:rsid="000efe7c" officeooo:paragraph-rsid="00122442"/>
    </style:style>
    <style:style style:name="P125" style:family="paragraph" style:parent-style-name="Heading_20_1">
      <style:paragraph-properties fo:text-align="start" style:justify-single-word="false"/>
      <style:text-properties style:use-window-font-color="true" officeooo:rsid="000efe7c" officeooo:paragraph-rsid="004f45c4"/>
    </style:style>
    <style:style style:name="P126" style:family="paragraph" style:parent-style-name="Heading_20_1">
      <style:paragraph-properties fo:text-align="start" style:justify-single-word="false"/>
      <style:text-properties style:use-window-font-color="true" officeooo:rsid="000efe7c" officeooo:paragraph-rsid="0064044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acd0"/>
    </style:style>
    <style:style style:name="T3" style:family="text">
      <style:text-properties officeooo:rsid="00037414"/>
    </style:style>
    <style:style style:name="T4" style:family="text">
      <style:text-properties officeooo:rsid="00081bfa"/>
    </style:style>
    <style:style style:name="T5" style:family="text">
      <style:text-properties officeooo:rsid="00122442"/>
    </style:style>
    <style:style style:name="T6" style:family="text">
      <style:text-properties officeooo:rsid="001441fc"/>
    </style:style>
    <style:style style:name="T7" style:family="text">
      <style:text-properties officeooo:rsid="001483f4"/>
    </style:style>
    <style:style style:name="T8" style:family="text">
      <style:text-properties officeooo:rsid="001653e0"/>
    </style:style>
    <style:style style:name="T9" style:family="text">
      <style:text-properties fo:color="#72bf44"/>
    </style:style>
    <style:style style:name="T10" style:family="text">
      <style:text-properties fo:color="#ed1c24"/>
    </style:style>
    <style:style style:name="T11" style:family="text">
      <style:text-properties fo:color="#ed1c24" officeooo:rsid="001653e0"/>
    </style:style>
    <style:style style:name="T12" style:family="text">
      <style:text-properties officeooo:rsid="001bf476"/>
    </style:style>
    <style:style style:name="T13" style:family="text">
      <style:text-properties officeooo:rsid="001ed76c"/>
    </style:style>
    <style:style style:name="T14" style:family="text">
      <style:text-properties fo:color="#ce181e"/>
    </style:style>
    <style:style style:name="T15" style:family="text">
      <style:text-properties fo:color="#21409a"/>
    </style:style>
    <style:style style:name="T16" style:family="text">
      <style:text-properties fo:color="#00a65d"/>
    </style:style>
    <style:style style:name="T17" style:family="text">
      <style:text-properties officeooo:rsid="00260e4b"/>
    </style:style>
    <style:style style:name="T18" style:family="text">
      <style:text-properties officeooo:rsid="0026caf7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2ec1f0" fo:background-color="transparent" loext:char-shading-value="0"/>
    </style:style>
    <style:style style:name="T21" style:family="text">
      <style:text-properties style:use-window-font-color="true" officeooo:rsid="003e9dd7"/>
    </style:style>
    <style:style style:name="T22" style:family="text">
      <style:text-properties style:use-window-font-color="true" officeooo:rsid="003ff066"/>
    </style:style>
    <style:style style:name="T23" style:family="text">
      <style:text-properties style:use-window-font-color="true" officeooo:rsid="00408e7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af960" style:font-weight-asian="bold" style:font-weight-complex="bold"/>
    </style:style>
    <style:style style:name="T26" style:family="text">
      <style:text-properties fo:font-weight="bold" officeooo:rsid="003ae945" style:font-weight-asian="bold" style:font-weight-complex="bold"/>
    </style:style>
    <style:style style:name="T27" style:family="text">
      <style:text-properties fo:font-weight="bold" officeooo:rsid="00431ec7" style:font-weight-asian="bold" style:font-weight-complex="bold"/>
    </style:style>
    <style:style style:name="T28" style:family="text">
      <style:text-properties fo:font-weight="bold" officeooo:rsid="006b7b9c" style:font-weight-asian="bold" style:font-weight-complex="bold"/>
    </style:style>
    <style:style style:name="T29" style:family="text">
      <style:text-properties officeooo:rsid="002af960"/>
    </style:style>
    <style:style style:name="T30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="0in" loext:border="none"/>
    </style:style>
    <style:style style:name="T31" style:family="text">
      <style:text-properties fo:font-variant="normal" fo:text-transform="none" fo:color="#3f5fbf" style:font-name="Consolas" fo:font-size="9pt" fo:letter-spacing="normal" fo:font-style="normal" fo:font-weight="normal" fo:background-color="#ffffff" loext:char-shading-value="0" loext:padding="0in" loext:border="none"/>
    </style:style>
    <style:style style:name="T32" style:family="text">
      <style:text-properties fo:font-variant="normal" fo:text-transform="none" fo:color="#3f5fbf" style:font-name="Consolas" fo:font-size="9pt" fo:letter-spacing="normal" fo:font-style="normal" fo:font-weight="normal" officeooo:rsid="002fc478" fo:background-color="#ffffff" loext:char-shading-value="0" loext:padding="0in" loext:border="none"/>
    </style:style>
    <style:style style:name="T33" style:family="text">
      <style:text-properties fo:font-variant="normal" fo:text-transform="none" fo:color="#3f5fbf" style:font-name="Consolas" fo:font-size="9pt" fo:letter-spacing="normal" fo:font-style="normal" fo:font-weight="normal" officeooo:rsid="002ec1f0" fo:background-color="#ffffff" loext:char-shading-value="0" loext:padding="0in" loext:border="none"/>
    </style:style>
    <style:style style:name="T34" style:family="text">
      <style:text-properties fo:font-variant="normal" fo:text-transform="none" fo:color="#3f5fbf" style:font-name="Consolas" fo:font-size="9pt" fo:letter-spacing="normal" fo:font-style="normal" fo:font-weight="normal" officeooo:rsid="00321621" fo:background-color="#ffffff" loext:char-shading-value="0" loext:padding="0in" loext:border="none"/>
    </style:style>
    <style:style style:name="T35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 loext:padding="0in" loext:border="none"/>
    </style:style>
    <style:style style:name="T36" style:family="text">
      <style:text-properties fo:font-variant="normal" fo:text-transform="none" fo:color="#000000" style:font-name="Consolas" fo:font-size="9pt" fo:letter-spacing="normal" fo:font-style="normal" fo:font-weight="normal" officeooo:rsid="0031d531" fo:background-color="#ffffff" loext:char-shading-value="0" loext:padding="0in" loext:border="none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in" loext:border="none"/>
    </style:style>
    <style:style style:name="T39" style:family="text">
      <style:text-properties fo:font-variant="normal" fo:text-transform="none" fo:color="#2a00ff" style:font-name="Consolas" fo:font-size="9pt" fo:letter-spacing="normal" fo:font-style="normal" fo:font-weight="normal" fo:background-color="#ffffff" loext:char-shading-value="0" loext:padding="0in" loext:border="none"/>
    </style:style>
    <style:style style:name="T40" style:family="text">
      <style:text-properties fo:font-variant="normal" fo:text-transform="none" fo:color="#7f0055" style:font-name="Consolas" fo:font-size="9pt" fo:letter-spacing="normal" fo:font-style="normal" fo:font-weight="bold" fo:background-color="#ffffff" loext:char-shading-value="0" loext:padding="0in" loext:border="none"/>
    </style:style>
    <style:style style:name="T41" style:family="text">
      <style:text-properties fo:font-variant="normal" fo:text-transform="none" fo:color="#dd1144" fo:letter-spacing="normal" fo:background-color="#ffffff" loext:char-shading-value="0" loext:padding="0in" loext:border="none"/>
    </style:style>
    <style:style style:name="T42" style:family="text">
      <style:text-properties fo:font-variant="normal" fo:text-transform="none" fo:color="#dd1144" style:font-name="Consolas" fo:font-size="9pt" fo:letter-spacing="normal" fo:font-style="normal" fo:font-weight="normal" officeooo:rsid="0031d531" fo:background-color="#ffffff" loext:char-shading-value="0" loext:padding="0in" loext:border="none"/>
    </style:style>
    <style:style style:name="T43" style:family="text">
      <style:text-properties fo:font-variant="normal" fo:text-transform="none" fo:color="#808080" style:font-name="Consolas" fo:font-size="9pt" fo:letter-spacing="normal" fo:font-style="normal" fo:font-weight="normal" fo:background-color="#ffffff" loext:char-shading-value="0" loext:padding="0in" loext:border="none"/>
    </style:style>
    <style:style style:name="T44" style:family="text">
      <style:text-properties fo:font-variant="normal" fo:text-transform="none" fo:color="#808080" style:font-name="Consolas" fo:font-size="9pt" fo:letter-spacing="normal" fo:font-style="normal" fo:font-weight="normal" officeooo:rsid="0031d531" fo:background-color="#ffffff" loext:char-shading-value="0" loext:padding="0in" loext:border="none"/>
    </style:style>
    <style:style style:name="T45" style:family="text">
      <style:text-properties fo:font-variant="normal" fo:text-transform="none" fo:color="#222635" style:font-name="Liberation Serif" fo:font-size="12pt" fo:letter-spacing="normal" fo:font-style="normal" fo:font-weight="bold" style:font-size-asian="12pt" style:font-size-complex="12pt"/>
    </style:style>
    <style:style style:name="T46" style:family="text">
      <style:text-properties fo:font-variant="normal" fo:text-transform="none" fo:color="#222635" style:font-name="Liberation Serif" fo:font-size="12pt" fo:letter-spacing="normal" fo:font-style="normal" fo:font-weight="normal" style:font-size-asian="12pt" style:font-size-complex="12pt"/>
    </style:style>
    <style:style style:name="T47" style:family="text">
      <style:text-properties fo:font-variant="normal" fo:text-transform="none" fo:color="#303030" style:font-name="Liberation Serif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48" style:family="text">
      <style:text-properties fo:font-variant="normal" fo:text-transform="none" fo:color="#30303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in" loext:border="none"/>
    </style:style>
    <style:style style:name="T49" style:family="text">
      <style:text-properties fo:font-variant="normal" fo:text-transform="none" fo:color="#303030" style:font-name="Liberation Serif" fo:font-size="12pt" fo:letter-spacing="normal" fo:background-color="#ffffff" loext:char-shading-value="0" style:font-size-asian="12pt" style:font-size-complex="12pt" loext:padding="0in" loext:border="none"/>
    </style:style>
    <style:style style:name="T50" style:family="text">
      <style:text-properties fo:font-variant="normal" fo:text-transform="none" fo:color="#006699" style:font-name="Liberation Serif" fo:font-size="12pt" fo:letter-spacing="normal" fo:font-style="normal" fo:font-weight="bold" fo:background-color="#ffffff" loext:char-shading-value="0" style:font-size-asian="12pt" style:font-size-complex="12pt" loext:padding="0in" loext:border="none"/>
    </style:style>
    <style:style style:name="T51" style:family="text">
      <style:text-properties fo:font-variant="normal" fo:text-transform="none" fo:color="#006699" style:font-name="Liberation Serif" fo:font-size="12pt" fo:letter-spacing="normal" fo:font-style="normal" fo:font-weight="bold" officeooo:rsid="0065d677" fo:background-color="#ffffff" loext:char-shading-value="0" style:font-size-asian="12pt" style:font-size-complex="12pt" loext:padding="0in" loext:border="none"/>
    </style:style>
    <style:style style:name="T52" style:family="text">
      <style:text-properties fo:font-variant="normal" fo:text-transform="none" fo:color="#008200" style:font-name="Liberation Serif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53" style:family="text">
      <style:text-properties fo:font-variant="normal" fo:text-transform="none" fo:color="#009900" style:font-name="Liberation Serif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54" style:family="text">
      <style:text-properties fo:font-variant="normal" fo:text-transform="none" fo:color="#0000ff" style:font-name="Liberation Serif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55" style:family="text">
      <style:text-properties officeooo:rsid="00345fe3"/>
    </style:style>
    <style:style style:name="T56" style:family="text">
      <style:text-properties officeooo:rsid="00360eb0"/>
    </style:style>
    <style:style style:name="T57" style:family="text">
      <style:text-properties officeooo:rsid="0039423f"/>
    </style:style>
    <style:style style:name="T58" style:family="text">
      <style:text-properties officeooo:rsid="003ae945"/>
    </style:style>
    <style:style style:name="T59" style:family="text">
      <style:text-properties officeooo:rsid="0047ce8a"/>
    </style:style>
    <style:style style:name="T60" style:family="text">
      <style:text-properties officeooo:rsid="004b35da"/>
    </style:style>
    <style:style style:name="T61" style:family="text">
      <style:text-properties officeooo:rsid="004d9d24"/>
    </style:style>
    <style:style style:name="T62" style:family="text">
      <style:text-properties officeooo:rsid="004f45c4"/>
    </style:style>
    <style:style style:name="T63" style:family="text">
      <style:text-properties officeooo:rsid="0050f183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002acd0"/>
    </style:style>
    <style:style style:name="T66" style:family="text">
      <style:text-properties officeooo:rsid="0061f40c"/>
    </style:style>
    <style:style style:name="T67" style:family="text">
      <style:text-properties officeooo:rsid="00640444"/>
    </style:style>
    <style:style style:name="T68" style:family="text">
      <style:text-properties fo:color="#000000" style:font-name="monospace" fo:font-size="9.75pt" loext:padding="0in" loext:border="none"/>
    </style:style>
    <style:style style:name="T69" style:family="text">
      <style:text-properties fo:color="#000000" style:font-name="Liberation Serif" fo:font-size="12pt" style:font-size-asian="12pt" style:font-size-complex="12pt" loext:padding="0in" loext:border="none"/>
    </style:style>
    <style:style style:name="T70" style:family="text">
      <style:text-properties officeooo:rsid="006b7b9c"/>
    </style:style>
    <style:style style:name="T71" style:family="text">
      <style:text-properties officeooo:rsid="006ff29c"/>
    </style:style>
    <style:style style:name="T72" style:family="text">
      <style:text-properties officeooo:rsid="007234a0"/>
    </style:style>
    <style:style style:name="T73" style:family="text">
      <style:text-properties officeooo:rsid="0074afac"/>
    </style:style>
    <style:style style:name="T74" style:family="text">
      <style:text-properties officeooo:rsid="00760b8a"/>
    </style:style>
    <style:style style:name="T75" style:family="text">
      <style:text-properties officeooo:rsid="00777e57"/>
    </style:style>
    <style:style style:name="T76" style:family="text">
      <style:text-properties officeooo:rsid="007a95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0">TOPIC 1: STRUTS, SPRING &amp; HIBERNATE INTEGRATION<text:a xlink:type="simple" xlink:href="#__RefHeading___Toc512_1749092315" text:style-name="Index_20_Link" text:visited-style-name="Index_20_Link"><text:tab/>1</text:a></text:p>
          <text:p text:style-name="P91"><text:a xlink:type="simple" xlink:href="#__RefHeading___Toc514_1749092315" text:style-name="Index_20_Link" text:visited-style-name="Index_20_Link">1. Web.xml:<text:tab/>1</text:a></text:p>
          <text:p text:style-name="P91"><text:a xlink:type="simple" xlink:href="#__RefHeading___Toc516_1749092315" text:style-name="Index_20_Link" text:visited-style-name="Index_20_Link">2. struts-config.xml:<text:tab/>2</text:a></text:p>
          <text:p text:style-name="P91"><text:a xlink:type="simple" xlink:href="#__RefHeading___Toc518_1749092315" text:style-name="Index_20_Link" text:visited-style-name="Index_20_Link">3. ApplicationContext.xml:<text:tab/>2</text:a></text:p>
          <text:p text:style-name="P91"><text:a xlink:type="simple" xlink:href="#__RefHeading___Toc520_1749092315" text:style-name="Index_20_Link" text:visited-style-name="Index_20_Link">4. student.jsp<text:tab/>3</text:a></text:p>
          <text:p text:style-name="P91"><text:a xlink:type="simple" xlink:href="#__RefHeading___Toc893_807012434" text:style-name="Index_20_Link" text:visited-style-name="Index_20_Link">5. Servlet Class:<text:tab/>4</text:a></text:p>
          <text:p text:style-name="P91"><text:a xlink:type="simple" xlink:href="#__RefHeading___Toc900_807012434" text:style-name="Index_20_Link" text:visited-style-name="Index_20_Link">6. DAO Class:<text:tab/>4</text:a></text:p>
          <text:p text:style-name="P91"><text:a xlink:type="simple" xlink:href="#__RefHeading___Toc902_807012434" text:style-name="Index_20_Link" text:visited-style-name="Index_20_Link">7. DOMAIN Class:<text:tab/>5</text:a></text:p>
          <text:p text:style-name="P90">TOPIC 2: Log4J<text:a xlink:type="simple" xlink:href="#__RefHeading___Toc907_807012434" text:style-name="Index_20_Link" text:visited-style-name="Index_20_Link"><text:tab/>6</text:a></text:p>
          <text:p text:style-name="P90">TOPIC 3: JASPER REPORT<text:a xlink:type="simple" xlink:href="#__RefHeading___Toc909_807012434" text:style-name="Index_20_Link" text:visited-style-name="Index_20_Link"><text:tab/>7</text:a></text:p>
          <text:p text:style-name="P90">TOPIC 4: SPRING BOOT &amp; MYBATIS INTEGRATION WITH HSQL DATABASE<text:a xlink:type="simple" xlink:href="#__RefHeading___Toc1364_1703179527" text:style-name="Index_20_Link" text:visited-style-name="Index_20_Link"><text:tab/>7</text:a></text:p>
          <text:p text:style-name="P91"><text:a xlink:type="simple" xlink:href="#__RefHeading___Toc1366_1703179527" text:style-name="Index_20_Link" text:visited-style-name="Index_20_Link">1. Create a SpringBoot Maven project and add following MyBatis Starter Dependency:<text:tab/>7</text:a></text:p>
          <text:p text:style-name="P91"><text:a xlink:type="simple" xlink:href="#__RefHeading___Toc1368_1703179527" text:style-name="Index_20_Link" text:visited-style-name="Index_20_Link">2. Create Domain class:<text:tab/>8</text:a></text:p>
          <text:p text:style-name="P91"><text:a xlink:type="simple" xlink:href="#__RefHeading___Toc1370_1703179527" text:style-name="Index_20_Link" text:visited-style-name="Index_20_Link">3. Create schema.sql:<text:tab/>8</text:a></text:p>
          <text:p text:style-name="P91"><text:a xlink:type="simple" xlink:href="#__RefHeading___Toc1372_1703179527" text:style-name="Index_20_Link" text:visited-style-name="Index_20_Link">4. Create data.sql:<text:tab/>8</text:a></text:p>
          <text:p text:style-name="P91"><text:a xlink:type="simple" xlink:href="#__RefHeading___Toc1374_1703179527" text:style-name="Index_20_Link" text:visited-style-name="Index_20_Link">5. Create MyBatis SQL mapper interface (UserMapper.java):<text:tab/>8</text:a></text:p>
          <text:p text:style-name="P91"><text:a xlink:type="simple" xlink:href="#__RefHeading___Toc1376_1703179527" text:style-name="Index_20_Link" text:visited-style-name="Index_20_Link">6. Create UserMapper.xml: (Using XML configuration)<text:tab/>8</text:a></text:p>
          <text:p text:style-name="P91"><text:a xlink:type="simple" xlink:href="#__RefHeading___Toc1378_1703179527" text:style-name="Index_20_Link" text:visited-style-name="Index_20_Link">7. Create UserMapper.java: (Using annotation configuration)<text:tab/>9</text:a></text:p>
          <text:p text:style-name="P91"><text:a xlink:type="simple" xlink:href="#__RefHeading___Toc1380_1703179527" text:style-name="Index_20_Link" text:visited-style-name="Index_20_Link">8. Application.properties:<text:tab/>9</text:a></text:p>
          <text:p text:style-name="P91"><text:a xlink:type="simple" xlink:href="#__RefHeading___Toc1382_1703179527" text:style-name="Index_20_Link" text:visited-style-name="Index_20_Link">9. Application.java:<text:tab/>9</text:a></text:p>
          <text:p text:style-name="P91"><text:a xlink:type="simple" xlink:href="#__RefHeading___Toc1384_1703179527" text:style-name="Index_20_Link" text:visited-style-name="Index_20_Link">10. JUnit Test Class:<text:tab/>10</text:a></text:p>
          <text:p text:style-name="P90">TOPIC 2: JAVA 8 SHORT NOTES<text:a xlink:type="simple" xlink:href="#__RefHeading___Toc522_1749092315" text:style-name="Index_20_Link" text:visited-style-name="Index_20_Link"><text:tab/>10</text:a></text:p>
          <text:p text:style-name="P91"><text:a xlink:type="simple" xlink:href="#__RefHeading___Toc561_1406922076" text:style-name="Index_20_Link" text:visited-style-name="Index_20_Link">1. Default Method in Interface:<text:tab/>10</text:a></text:p>
          <text:p text:style-name="P91"><text:a xlink:type="simple" xlink:href="#__RefHeading___Toc563_1406922076" text:style-name="Index_20_Link" text:visited-style-name="Index_20_Link">2. Static method in Interface:<text:tab/>11</text:a></text:p>
          <text:p text:style-name="P91"><text:a xlink:type="simple" xlink:href="#__RefHeading___Toc565_1406922076" text:style-name="Index_20_Link" text:visited-style-name="Index_20_Link">3. Repeating Annotations:<text:tab/>11</text:a></text:p>
          <text:p text:style-name="P91"><text:a xlink:type="simple" xlink:href="#__RefHeading___Toc567_1406922076" text:style-name="Index_20_Link" text:visited-style-name="Index_20_Link">4. Lambda Expressions:<text:tab/>12</text:a></text:p>
          <text:p text:style-name="P92"><text:a xlink:type="simple" xlink:href="#__RefHeading___Toc895_807012434" text:style-name="Index_20_Link" text:visited-style-name="Index_20_Link">4.1 Snytax:<text:tab/>12</text:a></text:p>
          <text:p text:style-name="P92"><text:a xlink:type="simple" xlink:href="#__RefHeading___Toc897_807012434" text:style-name="Index_20_Link" text:visited-style-name="Index_20_Link">4.2 Functional Interface:<text:tab/>13</text:a></text:p>
        </text:index-body>
      </text:table-of-content>
      <text:h text:style-name="P122" text:outline-level="1"><text:bookmark-start text:name="__RefHeading___Toc512_1749092315"/>TOPIC 1: STRUTS, SPRING &amp; HIBERNATE <text:tab/><text:tab/><text:tab/>INTEGRATION<text:bookmark-end text:name="__RefHeading___Toc512_1749092315"/></text:h>
      <text:p text:style-name="P33">VERSIONS USED:</text:p>
      <text:list xml:id="list2825037125" text:style-name="L1">
        <text:list-item>
          <text:p text:style-name="P100">STRUTS (1.5)</text:p>
        </text:list-item>
        <text:list-item>
          <text:p text:style-name="P100">SPRING (3.0)</text:p>
        </text:list-item>
        <text:list-item>
          <text:p text:style-name="P100">HIBERNATE (3.0)</text:p>
        </text:list-item>
      </text:list>
      <text:p text:style-name="P2"/>
      <text:h text:style-name="Heading_20_2" text:outline-level="2"><text:bookmark-start text:name="__RefHeading___Toc514_1749092315"/>1. <text:span text:style-name="T64">Web.xml:</text:span><text:bookmark-end text:name="__RefHeading___Toc514_1749092315"/></text:h>
      <text:p text:style-name="P3">&lt;servlet&gt;</text:p>
      <text:p text:style-name="P3"><text:tab/>&lt;servlet-name&gt;action&lt;/servlet-name&gt;</text:p>
      <text:p text:style-name="P3"><text:tab/>&lt;servlet-class&gt;org.apache.struts.ActionServlet&lt;/servlet-class&gt;</text:p>
      <text:p text:style-name="P3"><text:tab/>&lt;init-param&gt;</text:p>
      <text:p text:style-name="P3"><text:tab/><text:tab/>&lt;param-name&gt;config&lt;/param-name&gt;</text:p>
      <text:p text:style-name="P3"><text:tab/><text:tab/>&lt;param-value&gt;/WEB-INF/struts-config.xml&lt;/param-value&gt;</text:p>
      <text:p text:style-name="P3"><text:tab/>&lt;/init-param&gt;</text:p>
      <text:p text:style-name="P3">&lt;/servlet&gt;</text:p>
      <text:p text:style-name="P3"><text:soft-page-break/>&lt;servlet-mapping&gt;</text:p>
      <text:p text:style-name="P3"><text:tab/>&lt;servlet-name&gt;action&lt;/servlet-name&gt;</text:p>
      <text:p text:style-name="P3"><text:tab/>&lt;url-pattern&gt;*.do&lt;/url-pattern&gt;</text:p>
      <text:p text:style-name="P3">&lt;/servlet-mapping&gt;</text:p>
      <text:p text:style-name="P3">&lt;welcome-file-list&gt;</text:p>
      <text:p text:style-name="P3"><text:tab/>&lt;welcome-file&gt;index.jsp&lt;/welcome-file&gt;</text:p>
      <text:p text:style-name="P3">&lt;/welcome-file-list&gt;</text:p>
      <text:p text:style-name="P3"/>
      <text:h text:style-name="Heading_20_2" text:outline-level="2"><text:bookmark-start text:name="__RefHeading___Toc516_1749092315"/><text:span text:style-name="T2">2. </text:span><text:span text:style-name="T65">struts-config.xml:</text:span><text:bookmark-end text:name="__RefHeading___Toc516_1749092315"/></text:h>
      <text:p text:style-name="P4">&lt;form-beans&gt;</text:p>
      <text:p text:style-name="P4"><text:tab/>&lt;form-bean </text:p>
      <text:p text:style-name="P4"><text:tab/><text:tab/>name = “studentForm”</text:p>
      <text:p text:style-name="P4"><text:tab/><text:tab/>type=”org.apache.struts.validator.DynaValidatorForm” &gt;</text:p>
      <text:p text:style-name="P4"><text:tab/>&lt;form-property name= “studentId” type =”java.lang.Interger” initial=”java.lang.Interger” /&gt;</text:p>
      <text:p text:style-name="P4"><text:tab/>(<text:span text:style-name="Strong_20_Emphasis">Add many form properties for current form.</text:span>)<text:tab/></text:p>
      <text:p text:style-name="P4"><text:tab/>&lt;/form-bean&gt;</text:p>
      <text:p text:style-name="P4">&lt;/form-beans&gt;</text:p>
      <text:p text:style-name="P4">&lt;action-mappings&gt;</text:p>
      <text:p text:style-name="P4"><text:tab/>&lt;action path - “/studentAction” type=”org.springfw.web.struts.delegatingActionProxy”</text:p>
      <text:p text:style-name="P4"><text:tab/><text:tab/>parameter=”dispatch”</text:p>
      <text:p text:style-name="P4"><text:tab/><text:tab/>input=”/student.jsp”</text:p>
      <text:p text:style-name="P4"><text:tab/><text:tab/>scope=”request”</text:p>
      <text:p text:style-name="P4"><text:tab/><text:tab/>name=”studentForm”</text:p>
      <text:p text:style-name="P4"><text:tab/><text:tab/>validate=”false” /&gt;</text:p>
      <text:p text:style-name="P4">&lt;/action-mapping&gt;</text:p>
      <text:p text:style-name="P4">&lt;message-<text:span text:style-name="T3">resources parameter=”com.ApplicationResources” key=”lable”/&gt;</text:span></text:p>
      <text:p text:style-name="P5">&lt;plug-in className=”org.springfw.web.struts.ContextLoaderPlugIn” &gt;</text:p>
      <text:p text:style-name="P5"><text:tab/>&lt;set-property property=”contextConfigLocation”</text:p>
      <text:p text:style-name="P5"><text:tab/><text:tab/><text:tab/>value=”/WEB-INF/classes/applicationContext.xml /&gt;</text:p>
      <text:p text:style-name="P5">&lt;/plug-in&gt;</text:p>
      <text:p text:style-name="P5"/>
      <text:h text:style-name="Heading_20_2" text:outline-level="2"><text:bookmark-start text:name="__RefHeading___Toc518_1749092315"/>3. ApplicationContext.xml:<text:bookmark-end text:name="__RefHeading___Toc518_1749092315"/></text:h>
      <text:p text:style-name="P10">//View Beans</text:p>
      <text:p text:style-name="P18">&lt;bean name=”/studentAction” class=”com.action.StudentAction” &gt;</text:p>
      <text:p text:style-name="P18"><text:tab/>&lt;property name=”stutdentBD” ref=”studentBD”/&gt;</text:p>
      <text:p text:style-name="P18">&lt;/bean&gt;</text:p>
      <text:p text:style-name="P18"/>
      <text:p text:style-name="P9">//Business Delegation Beans</text:p>
      <text:p text:style-name="P18">&lt;bean id=”studentBD” class=”com.BDImpl.StudentBDImpl”&gt;</text:p>
      <text:p text:style-name="P18"><text:tab/>&lt;property name=”studentDAO” ref=”studentDAO” /&gt;</text:p>
      <text:p text:style-name="P18">&lt;/bean&gt;</text:p>
      <text:p text:style-name="P18"/>
      <text:p text:style-name="P9">//Data Access Object</text:p>
      <text:p text:style-name="P18">&lt;bean id=”studentDAO” class=”com.DAOImpl.StudentDAOImpl”&gt;</text:p>
      <text:p text:style-name="P18"><text:tab/>&lt;property name=”sessionFactory” ref=”sessionFactory” /&gt;</text:p>
      <text:p text:style-name="P18">&lt;/bean&gt;</text:p>
      <text:p text:style-name="P18"/>
      <text:p text:style-name="P8">// Database Connection</text:p>
      <text:p text:style-name="P6"><text:soft-page-break/>&lt;bean id=”dataSource”</text:p>
      <text:p text:style-name="P6"><text:tab/>class=”org.springfw.jdbc.datasource.DriberManagerDataSource” &gt;</text:p>
      <text:p text:style-name="P6"><text:tab/>&lt;property name=”driverClassName” <text:s/>value=”com.mysql.jdbc.Driver” /&gt;</text:p>
      <text:p text:style-name="P6"><text:tab/>&lt;property name=”url” value=”jdbc:mysql://localhost:3306/{{dbName}} /&gt;</text:p>
      <text:p text:style-name="P6"><text:tab/>&lt;property name=”username” value=”root” /&gt;</text:p>
      <text:p text:style-name="P6"><text:tab/>&lt;property name=”password” value=”xxxx” /&gt;</text:p>
      <text:p text:style-name="P6">&lt;/bean&gt;</text:p>
      <text:p text:style-name="P6"/>
      <text:p text:style-name="P7">&lt;bean id=”sessionFactory” class=”org.springfw.orm.hibernate3.annotation.AnnotationSessionFactoryBean” &gt;</text:p>
      <text:p text:style-name="P7"><text:tab/>&lt;property name=”dataSource” ref=”dataSource” /&gt;</text:p>
      <text:p text:style-name="P7"><text:tab/>&lt;property name=”annotatedClasses”&gt;</text:p>
      <text:p text:style-name="P7"><text:tab/><text:tab/>&lt;list&gt;</text:p>
      <text:p text:style-name="P7"><text:tab/><text:tab/><text:tab/>&lt;value&gt;com.domain.Student&lt;/value&gt;</text:p>
      <text:p text:style-name="P7"><text:tab/><text:tab/><text:tab/>&lt;value&gt;com.domain.Course&lt;/value&gt;</text:p>
      <text:p text:style-name="P7"><text:tab/><text:tab/>&lt;/list&gt;</text:p>
      <text:p text:style-name="P7"><text:tab/>&lt;/property&gt;</text:p>
      <text:p text:style-name="P7"><text:tab/>&lt;property name=”hibernateProperties”&gt;</text:p>
      <text:p text:style-name="P7"><text:tab/><text:tab/>&lt;props&gt;</text:p>
      <text:p text:style-name="P7"><text:tab/><text:tab/><text:tab/>&lt;prop key=”hibernate.dialect”&gt;org.hibernate.dialect.MySQLDialect&lt;/prop&gt;</text:p>
      <text:p text:style-name="P7"><text:tab/><text:tab/><text:tab/>&lt;prop key=”hibernate.show-sql”&gt;true&lt;/prop&gt;</text:p>
      <text:p text:style-name="P7"><text:tab/><text:tab/><text:tab/>&lt;prop key=”hibernate.format-sql”&gt;true&lt;/prop&gt;</text:p>
      <text:p text:style-name="P7"><text:tab/><text:tab/><text:tab/>&lt;prop key=”hibernate.use-sql-comments”&gt;true&lt;/prop&gt;</text:p>
      <text:p text:style-name="P7"><text:tab/><text:tab/><text:tab/>&lt;prop key=”hibernate.hbm2ddl.auto”&gt;update&lt;/prop&gt;</text:p>
      <text:p text:style-name="P7"><text:tab/><text:tab/>&lt;/props&gt;</text:p>
      <text:p text:style-name="P7"><text:tab/>&lt;/property&gt;</text:p>
      <text:p text:style-name="P7">&lt;/bean&gt;</text:p>
      <text:p text:style-name="P7"/>
      <text:h text:style-name="Heading_20_2" text:outline-level="2"><text:bookmark-start text:name="__RefHeading___Toc520_1749092315"/>4. student.jsp<text:bookmark-end text:name="__RefHeading___Toc520_1749092315"/></text:h>
      <text:p text:style-name="P20">//Ajax using JavaScript</text:p>
      <text:p text:style-name="P19">var ajaxObj;</text:p>
      <text:p text:style-name="P19">if(window.XMLHttpRequest){</text:p>
      <text:p text:style-name="P19"><text:tab/>ajaxObj=new XMLHttpRequest();</text:p>
      <text:p text:style-name="P19">}elseIf(window.ActiveXObject){</text:p>
      <text:p text:style-name="P19"><text:tab/>ajaxObj=new ActiveXObject(“MICROSOFT.XMLHTTP”);</text:p>
      <text:p text:style-name="P19">}</text:p>
      <text:p text:style-name="P19"/>
      <text:p text:style-name="P22">function addStudent(){</text:p>
      <text:p text:style-name="P22">var studentName=document.getElementById(“name”).value;</text:p>
      <text:p text:style-name="P22">var url = “studentAction.do?dispatch=addStudent &amp;studentName=”+studentName+” &amp;studentAge=”+studentAge;</text:p>
      <text:p text:style-name="P22">ajaxObjopen(“POST”,url,true);</text:p>
      <text:p text:style-name="P22">ajaxObj.onreadyStateChange=function(){</text:p>
      <text:p text:style-name="P22"><text:tab/>if(ajaxObj.readyState==4 &amp;&amp; ajaxObj.status==200){</text:p>
      <text:p text:style-name="P22"><text:tab/><text:tab/>d.getElementById(“div 1”).innerHtml = ajaxObj.responseText;</text:p>
      <text:p text:style-name="P21"/>
      <text:p text:style-name="P21"/>
      <text:p text:style-name="P21"><text:tab/><text:tab/>//<text:span text:style-name="T4">To Add elements dynamically in combo box using ajax</text:span></text:p>
      <text:p text:style-name="P23"><text:tab/><text:tab/>var select = d.getElById(“item”);</text:p>
      <text:p text:style-name="P23"><text:soft-page-break/><text:tab/><text:tab/>var EnumList=eval(‘(‘+ajaxObj.responseText+’)’);</text:p>
      <text:p text:style-name="P23"><text:tab/><text:tab/>var loadToCombo=EnumList[‘LOADLIST’];</text:p>
      <text:p text:style-name="P23"><text:tab/><text:tab/>for (var i =0; i&lt;loadToCombo.length;i++){</text:p>
      <text:p text:style-name="P23"><text:tab/>select.options[select.options.length]=new option(loadToCombo[i],loadToCombo[i+1];</text:p>
      <text:p text:style-name="P23"><text:tab/>i++;</text:p>
      <text:p text:style-name="P23"><text:tab/>}</text:p>
      <text:p text:style-name="P22"><text:tab/>}</text:p>
      <text:p text:style-name="P22">}</text:p>
      <text:p text:style-name="P24">ajaxObj.send();</text:p>
      <text:p text:style-name="P24">}</text:p>
      <text:p text:style-name="P24"/>
      <text:h text:style-name="Heading_20_2" text:outline-level="2"><text:bookmark-start text:name="__RefHeading___Toc893_807012434"/>5. Servlet Class:<text:bookmark-end text:name="__RefHeading___Toc893_807012434"/></text:h>
      <text:p text:style-name="P25">public Class <text:span text:style-name="T24">StudentAction</text:span> extends DispathAction{</text:p>
      <text:p text:style-name="P25">private StudentDAO studentDAO;</text:p>
      <text:p text:style-name="P11">//Create getters &amp; setters for <text:s/>studentDAO</text:p>
      <text:p text:style-name="P25">public ActionForward addStudent(ActionMapping map, ActionForm form, HttpServletRequest req, HttpServletResponse res) throws Exception{</text:p>
      <text:p text:style-name="P25"><text:tab/>String name = req.getParameter(“studentName”);</text:p>
      <text:p text:style-name="P25"><text:tab/>int age = Interger.parseInt(req.getParameter(“age”));</text:p>
      <text:p text:style-name="P11">//Set all parameters to variables of object</text:p>
      <text:p text:style-name="P25">try{</text:p>
      <text:p text:style-name="P25"><text:tab/>getStudentDAO.addStudent(name,age,.....);</text:p>
      <text:p text:style-name="P25"><text:tab/>res.getWriter().write(String.valueOf(studentId));</text:p>
      <text:p text:style-name="P25">}catch(Exception e){</text:p>
      <text:p text:style-name="P25"><text:tab/>res.getWriter().write(“error”);</text:p>
      <text:p text:style-name="P25"><text:tab/>e.printStackTrace();</text:p>
      <text:p text:style-name="P25">}</text:p>
      <text:p text:style-name="P25">return null;</text:p>
      <text:p text:style-name="P25">}</text:p>
      <text:p text:style-name="P25"/>
      <text:p text:style-name="P26">public ActionForward getStudentById(ActionMapping , ActionForm form, Req, Res) throw ex{</text:p>
      <text:p text:style-name="P26">JsonObj jsonObj = new JsonObj();</text:p>
      <text:p text:style-name="P26">int studentId = Integer.parseInt(req.getParameter(“studentId”));</text:p>
      <text:p text:style-name="P26">try{</text:p>
      <text:p text:style-name="P26"><text:tab/>Student student = getStudentDAO.getStudentById(studentId);</text:p>
      <text:p text:style-name="P27"><text:tab/><text:span text:style-name="T7">if(student!=null){</text:span></text:p>
      <text:p text:style-name="P34"><text:tab/><text:tab/>jsonObj.put(“studentId”,student.getStudentId());</text:p>
      <text:p text:style-name="P27"><text:tab/><text:tab/><text:span text:style-name="T7">jsonObj.put(“name”,student.getStudentName());</text:span></text:p>
      <text:p text:style-name="P12">//<text:span text:style-name="T7">Put all attributes of object in the json object</text:span></text:p>
      <text:p text:style-name="P34"><text:tab/>}else{</text:p>
      <text:p text:style-name="P34"><text:tab/><text:tab/>jsonObj.put(“no records”,”Record Not Found”);</text:p>
      <text:p text:style-name="P34"><text:tab/>}</text:p>
      <text:p text:style-name="P27">}<text:span text:style-name="T7">catch(Exception e){</text:span></text:p>
      <text:p text:style-name="P27"><text:tab/><text:span text:style-name="T7">jsonObj.put(“error”,e.getMessage());</text:span></text:p>
      <text:p text:style-name="P34">}</text:p>
      <text:p text:style-name="P34">res.getWriter().write(jsonObj.toString());</text:p>
      <text:p text:style-name="P34">return null;</text:p>
      <text:p text:style-name="P34">}</text:p>
      <text:p text:style-name="P26"/>
      <text:h text:style-name="P113" text:outline-level="2"><text:bookmark-start text:name="__RefHeading___Toc900_807012434"/><text:soft-page-break/>6. DAO Class:<text:bookmark-end text:name="__RefHeading___Toc900_807012434"/></text:h>
      <text:p text:style-name="Standard">public class <text:span text:style-name="T27">S</text:span><text:span text:style-name="T24">tudentDAOImpl</text:span> extends HibernateDAOSupport Implements StudentDAO{</text:p>
      <text:p text:style-name="P53"><text:tab/></text:p>
      <text:p text:style-name="P53"><text:tab/>public void addStudent(Student student){</text:p>
      <text:p text:style-name="Standard"><text:span text:style-name="T24">Type 1: </text:span><text:tab/>getHibernateTemplate().save(student);</text:p>
      <text:p text:style-name="Standard"><text:span text:style-name="T24">Type 2:</text:span><text:tab/>Transaction tr = getSession().beginTransaction();</text:p>
      <text:p text:style-name="Standard"><text:tab/><text:tab/>getSession<text:span text:style-name="T55">().save(student);</text:span></text:p>
      <text:p text:style-name="Standard"><text:tab/><text:tab/>tr.commit();</text:p>
      <text:p text:style-name="Standard"><text:tab/>}</text:p>
      <text:p text:style-name="Standard"/>
      <text:p text:style-name="Standard"><text:tab/><text:span text:style-name="T56">public void updateStudent(int studentId, String studentName){</text:span></text:p>
      <text:p text:style-name="Standard"><text:tab/><text:tab/><text:span text:style-name="T56">Student student = new Student();</text:span></text:p>
      <text:p text:style-name="Standard"><text:tab/><text:tab/>student.setStudentId(studentId);</text:p>
      <text:p text:style-name="Standard"><text:tab/><text:tab/>student.setStudentName(studentName);</text:p>
      <text:p text:style-name="Standard"><text:tab/><text:tab/>getHibernateTemplate().update(student);</text:p>
      <text:p text:style-name="Standard"><text:tab/>}</text:p>
      <text:p text:style-name="Standard"><text:tab/></text:p>
      <text:p text:style-name="P54"><text:tab/><text:span text:style-name="T57">public void deleteStudent(int studentId){</text:span></text:p>
      <text:p text:style-name="P54"><text:tab/><text:tab/><text:span text:style-name="T57">Student student = getHibernateTemplate().get(Student.class, studentId);</text:span></text:p>
      <text:p text:style-name="P54"><text:tab/><text:tab/><text:span text:style-name="T57">getHibernateTemplate().delete(student);</text:span></text:p>
      <text:p text:style-name="P66"><text:tab/>}</text:p>
      <text:p text:style-name="P54"/>
      <text:p text:style-name="P55"><text:tab/></text:p>
      <text:p text:style-name="P55"/>
      <text:p text:style-name="P55"/>
      <text:p text:style-name="P55"/>
      <text:p text:style-name="P55"/>
      <text:p text:style-name="P55"/>
      <text:p text:style-name="P55"/>
      <text:p text:style-name="P56">public Student getStudentById(int studentId){</text:p>
      <text:p text:style-name="P55"><text:span text:style-name="T26">Type 1:</text:span><text:span text:style-name="T58"><text:tab/>Student student = getHibernateTemplate().get(Student.class, studentId);</text:span></text:p>
      <text:p text:style-name="P55"><text:tab/><text:tab/><text:span text:style-name="T58">return student;</text:span></text:p>
      <text:p text:style-name="P55"/>
      <text:p text:style-name="P56"><text:span text:style-name="T24">Type 2: </text:span><text:tab/>Query query = null;</text:p>
      <text:p text:style-name="P56"><text:tab/><text:tab/>String queryString = “SELECT student FROM Student student WHERE <text:tab/><text:tab/><text:tab/><text:tab/>student.studentId=”+studentId;</text:p>
      <text:p text:style-name="P56"><text:tab/><text:tab/>query = getSession().createQuery(queryString);</text:p>
      <text:p text:style-name="P56"><text:tab/><text:tab/>Student student = (Student) query.uniqueResult();</text:p>
      <text:p text:style-name="P56"><text:tab/><text:tab/>return student;</text:p>
      <text:p text:style-name="P56"/>
      <text:p text:style-name="P57"><text:span text:style-name="T24">Type 3: </text:span><text:tab/>Criteria criteria = getSession().createCriteria(Student.class);</text:p>
      <text:p text:style-name="P57"><text:tab/><text:tab/>criteria.add(Restrictions.eq(“studentId”,student.getStudentId());</text:p>
      <text:p text:style-name="P57"><text:tab/><text:tab/>return criteria.list();</text:p>
      <text:p text:style-name="P56"><text:tab/>}</text:p>
      <text:p text:style-name="Standard">}</text:p>
      <text:p text:style-name="P26"/>
      <text:h text:style-name="P114" text:outline-level="2"><text:bookmark-start text:name="__RefHeading___Toc902_807012434"/>7. DOMAIN Class: <text:bookmark-end text:name="__RefHeading___Toc902_807012434"/></text:h>
      <text:p text:style-name="P58">@Entity</text:p>
      <text:p text:style-name="P58"><text:soft-page-break/>@Table(name=”STUDENTS”)</text:p>
      <text:p text:style-name="P58">public class <text:span text:style-name="T24">Student</text:span>{</text:p>
      <text:p text:style-name="P58"><text:tab/>private int studentId;</text:p>
      <text:p text:style-name="P58"><text:tab/>private String studentName;</text:p>
      <text:p text:style-name="P58"><text:tab/>private Department department;</text:p>
      <text:p text:style-name="P13"/>
      <text:p text:style-name="P13"><text:tab/>// Add rest of the instance fields here..</text:p>
      <text:p text:style-name="P13"><text:tab/></text:p>
      <text:p text:style-name="P13"><text:tab/><text:span text:style-name="T21">@Id</text:span></text:p>
      <text:p text:style-name="P14"><text:span text:style-name="T19"><text:tab/>@</text:span><text:span text:style-name="T22">GeneratedValue(strategy = GenerationType.Auto)</text:span></text:p>
      <text:p text:style-name="P49"><text:tab/>@Column(name=”STUDENT_ID”)</text:p>
      <text:p text:style-name="P50"><text:tab/>public int getStudentId(){</text:p>
      <text:p text:style-name="P50"><text:tab/><text:tab/>return studentId;</text:p>
      <text:p text:style-name="P50"><text:tab/>}</text:p>
      <text:p text:style-name="P50"/>
      <text:p text:style-name="P50"><text:tab/>@Column(name=”STUDENT_NAME”)</text:p>
      <text:p text:style-name="P50"><text:tab/>public String getStudentName(){</text:p>
      <text:p text:style-name="P50"><text:tab/><text:tab/>return studentName;</text:p>
      <text:p text:style-name="P50"><text:tab/>}</text:p>
      <text:p text:style-name="P50"/>
      <text:p text:style-name="P15"><text:span text:style-name="T22"><text:tab/></text:span><text:span text:style-name="T23">@ManyToOne</text:span></text:p>
      <text:p text:style-name="P51"><text:tab/>@JoinColumn(name=”DEP_ID”)</text:p>
      <text:p text:style-name="P52"><text:tab/>public Department getDepartment(){</text:p>
      <text:p text:style-name="P52"><text:tab/><text:tab/>return department;</text:p>
      <text:p text:style-name="P52"><text:tab/>}</text:p>
      <text:p text:style-name="P52"/>
      <text:p text:style-name="P58">}</text:p>
      <text:p text:style-name="P58"/>
      <text:p text:style-name="P26"/>
      <text:p text:style-name="P59"/>
      <text:p text:style-name="P59"/>
      <text:p text:style-name="P59"/>
      <text:p text:style-name="P59"/>
      <text:p text:style-name="P59"/>
      <text:p text:style-name="P59">@Entity</text:p>
      <text:p text:style-name="P59">@Table(name=”DEPARTMENTS”)</text:p>
      <text:p text:style-name="P59">public class <text:span text:style-name="T24">Department</text:span>{</text:p>
      <text:p text:style-name="P59"><text:tab/>private int departmentId;</text:p>
      <text:p text:style-name="P59"><text:tab/>private String departmentName;</text:p>
      <text:p text:style-name="P59"><text:tab/>private set&lt;Student&gt; studentList;</text:p>
      <text:p text:style-name="P59"/>
      <text:p text:style-name="P59"><text:tab/>@OneToMany(mappedBy=”department”,fetch=FetchType.EAGER)</text:p>
      <text:p text:style-name="P59"><text:tab/>public set&lt;Student&gt; getStudentsList(){</text:p>
      <text:p text:style-name="P59"><text:tab/><text:tab/>return studentList;</text:p>
      <text:p text:style-name="P59"><text:tab/>}</text:p>
      <text:p text:style-name="P59">}</text:p>
      <text:p text:style-name="P59"/>
      <text:p text:style-name="P60"><text:span text:style-name="T24">NOTE:</text:span> FETCH TYPE</text:p>
      <text:list xml:id="list3616140795" text:style-name="L2">
        <text:list-item>
          <text:p text:style-name="P101">EAGER: To Retrieve all department along with Student.</text:p>
        </text:list-item>
        <text:list-item>
          <text:p text:style-name="P101">LAZY:<text:tab/> To Retrieve all department without Student.<text:tab/></text:p>
        </text:list-item>
      </text:list>
      <text:p text:style-name="P26"/>
      <text:p text:style-name="P26"><text:soft-page-break/></text:p>
      <text:h text:style-name="P123" text:outline-level="1"><text:bookmark-start text:name="__RefHeading___Toc907_807012434"/>TOPIC 2: L<text:span text:style-name="T59">og</text:span>4J<text:bookmark-end text:name="__RefHeading___Toc907_807012434"/></text:h>
      <text:p text:style-name="P62">Name the properties file as (log4j.properties)</text:p>
      <text:p text:style-name="P62">First Element should be – log4j.rootLogger = DEBUG</text:p>
      <text:list xml:id="list2945600428" text:style-name="L3">
        <text:list-item>
          <text:p text:style-name="P102">Here the level is set to DEBUG.</text:p>
        </text:list-item>
        <text:list-item>
          <text:p text:style-name="P102">Log4j Levels,</text:p>
        </text:list-item>
      </text:list>
      <text:list xml:id="list1415482501" text:style-name="L4">
        <text:list-item>
          <text:p text:style-name="P103">DEBUG</text:p>
        </text:list-item>
        <text:list-item>
          <text:p text:style-name="P103">INFO</text:p>
        </text:list-item>
        <text:list-item>
          <text:p text:style-name="P103">WARN</text:p>
        </text:list-item>
        <text:list-item>
          <text:p text:style-name="P103">ERROR</text:p>
        </text:list-item>
        <text:list-item>
          <text:p text:style-name="P103">FATAL</text:p>
        </text:list-item>
      </text:list>
      <text:list xml:id="list1066301666" text:style-name="L5">
        <text:list-item>
          <text:p text:style-name="P104">If we set rootLogger level to “WARN” as like this, </text:p>
        </text:list-item>
      </text:list>
      <text:p text:style-name="P62"><text:tab/><text:tab/>log4j.rootLogger = WARN</text:p>
      <text:p text:style-name="P62"><text:tab/>then WARN, ERROR and FATAL level log messages will be displayed and the rest will <text:tab/>be <text:tab/>dropped.</text:p>
      <text:list xml:id="list1422413462" text:style-name="L6">
        <text:list-item>
          <text:p text:style-name="P105">Appenders,</text:p>
        </text:list-item>
      </text:list>
      <text:list xml:id="list227680187" text:style-name="L7">
        <text:list-item>
          <text:p text:style-name="P106">ConsoleAppender</text:p>
        </text:list-item>
        <text:list-item>
          <text:p text:style-name="P106">FileAppender</text:p>
        </text:list-item>
      </text:list>
      <text:p text:style-name="P63"/>
      <text:p text:style-name="P63">Example:</text:p>
      <text:p text:style-name="P32"><text:tab/>log4j.properties:</text:p>
      <text:p text:style-name="P63"><text:tab/>log<text:span text:style-name="T60">4j.rootLogger = DEBUG,CA,FA</text:span></text:p>
      <text:p text:style-name="P16"><text:tab/></text:p>
      <text:p text:style-name="P16"><text:tab/># For Console Appender</text:p>
      <text:p text:style-name="P46"><text:tab/>log4j.appender.CA = org.apache.log4j.ConsoleAppender</text:p>
      <text:p text:style-name="P46"><text:tab/>log4j.appender.CA.layout = org.apache.log4j.PatternLayout</text:p>
      <text:p text:style-name="P46"><text:tab/>log4j.appender.CA.layout.ConversionPattern = </text:p>
      <text:p text:style-name="P46"><text:tab/><text:tab/><text:tab/><text:tab/><text:tab/><text:tab/>[%d[MMM dd HH:mm:ss]][%-sp](%F %L) - %m %n]</text:p>
      <text:p text:style-name="P46"><text:tab/></text:p>
      <text:p text:style-name="P47"><text:tab/></text:p>
      <text:p text:style-name="P17"/>
      <text:p text:style-name="P17"/>
      <text:p text:style-name="P17"><text:tab/>#For File Appender</text:p>
      <text:p text:style-name="P46"><text:tab/><text:span text:style-name="T61">log4j.appender.FA = org.apache.log4j.FileAppender</text:span></text:p>
      <text:p text:style-name="P46"><text:tab/><text:span text:style-name="T61">log4j.appender.FA.File = Sample.log</text:span></text:p>
      <text:p text:style-name="P46"><text:tab/><text:span text:style-name="T61">log4j.appender.FA.layout = org.apache.log4j.PatternLayout</text:span></text:p>
      <text:p text:style-name="P46"><text:tab/><text:span text:style-name="T61">log4j.appender.FA.ConversionPattern = (Same As CA)</text:span></text:p>
      <text:p text:style-name="P46"/>
      <text:list xml:id="list2131789901" text:style-name="L8">
        <text:list-item>
          <text:p text:style-name="P107">To use loggers in java classes,</text:p>
          <text:p text:style-name="P107">public static Logger logger = Logger.getLogger(CurrentClass.class);</text:p>
          <text:p text:style-name="P107"/>
        </text:list-item>
        <text:list-item>
          <text:p text:style-name="P107">Inside Method,</text:p>
          <text:p text:style-name="P107">logger.info(“custom message”);</text:p>
        </text:list-item>
      </text:list>
      <text:p text:style-name="P48"/>
      <text:h text:style-name="P125" text:outline-level="1"><text:bookmark-start text:name="__RefHeading___Toc909_807012434"/>TOPIC <text:span text:style-name="T62">3</text:span>: <text:span text:style-name="T6">JASPER REPORT</text:span><text:bookmark-end text:name="__RefHeading___Toc909_807012434"/></text:h>
      <text:list xml:id="list2422876397" text:style-name="L9">
        <text:list-item>
          <text:p text:style-name="P108">To compile jasper report from java classes,</text:p>
          <text:p text:style-name="P108"/>
          <text:p text:style-name="P108"><text:soft-page-break/>HashMap map = new HashMap();</text:p>
          <text:p text:style-name="P108">map.put(“Name”,value);</text:p>
          <text:p text:style-name="P108">JasperDesign jd = JRXmlLoader.load(“jrxmlfile”);</text:p>
          <text:p text:style-name="P108">JasperReport jr = JasperCompileManager.compileReport(jd);</text:p>
          <text:p text:style-name="P108">JasperPrint jp = JasperFillManager.fillReport(jr, map, DBConnection);</text:p>
          <text:p text:style-name="P108">JasperExportManager.exportReportToPdfFile(jp,”Location where we want to print the file”);</text:p>
        </text:list-item>
      </text:list>
      <text:p text:style-name="P64"/>
      <text:p text:style-name="P61"><text:span text:style-name="T24">NOTE:</text:span> <text:span text:style-name="T63">Here Hashmap is used to pass parameter in the SQL.</text:span></text:p>
      <text:p text:style-name="P61"/>
      <text:h text:style-name="P126" text:outline-level="1"><text:bookmark-start text:name="__RefHeading___Toc1364_1703179527"/>TOPIC <text:span text:style-name="T67">4</text:span>: <text:span text:style-name="T67">SPRING BOOT &amp; MYBATIS INTEGRATION <text:tab/><text:tab/><text:tab/> <text:s/>WITH HSQL DATABASE</text:span><text:bookmark-end text:name="__RefHeading___Toc1364_1703179527"/></text:h>
      <text:p text:style-name="P65"><text:span text:style-name="Strong_20_Emphasis"><text:span text:style-name="T45">MyBatis </text:span></text:span><text:span text:style-name="T46">is a SQL Mapping framework with support for custom SQL, stored procedures and advanced mappings.</text:span></text:p>
      <text:p text:style-name="P65"/>
      <text:h text:style-name="P115" text:outline-level="2"><text:bookmark-start text:name="__RefHeading___Toc1366_1703179527"/><text:span text:style-name="T28">1</text:span><text:span text:style-name="T24">.</text:span> <text:span text:style-name="T70">Create a SpringBoot Maven project and add following MyBatis Starter Dependency:</text:span><text:bookmark-end text:name="__RefHeading___Toc1366_1703179527"/></text:h>
      <text:p text:style-name="P93">&lt;dependency&gt;</text:p>
      <text:p text:style-name="P67"><text:span text:style-name="T66"><text:tab/></text:span><text:span text:style-name="T68">&lt;groupId&gt;org.mybatis.spring.boot&lt;/groupId&gt;</text:span></text:p>
      <text:p text:style-name="P67"><text:span text:style-name="T66"><text:tab/></text:span><text:span text:style-name="T68">&lt;artifactId&gt;mybatis-spring-boot-starter&lt;/artifactId&gt;</text:span></text:p>
      <text:p text:style-name="P67"><text:span text:style-name="T66"><text:tab/></text:span><text:span text:style-name="T68">&lt;version&gt;1.0.0&lt;/version&gt;</text:span></text:p>
      <text:p text:style-name="P93">&lt;/dependency&gt;</text:p>
      <text:p text:style-name="P65"/>
      <text:p text:style-name="P109"/>
      <text:h text:style-name="Heading_20_2" text:outline-level="2"><text:bookmark-start text:name="__RefHeading___Toc1368_1703179527"/><text:span text:style-name="T24">2.</text:span> <text:span text:style-name="T24">Create Domain class</text:span>:<text:bookmark-end text:name="__RefHeading___Toc1368_1703179527"/></text:h>
      <text:p text:style-name="P71"><text:span text:style-name="Source_20_Text"><text:span text:style-name="T51">public</text:span></text:span><text:span text:style-name="T48"> </text:span><text:span text:style-name="Source_20_Text"><text:span text:style-name="T51">class</text:span></text:span><text:span text:style-name="T48"> </text:span><text:span text:style-name="Source_20_Text"><text:span text:style-name="T38">User<text:tab/></text:span></text:span><text:span text:style-name="Source_20_Text"><text:span text:style-name="T37">{</text:span></text:span></text:p>
      <text:p text:style-name="P74"><text:span text:style-name="Source_20_Text"><text:span text:style-name="T49">    </text:span></text:span><text:span text:style-name="Source_20_Text"><text:span text:style-name="T50">private</text:span></text:span><text:span text:style-name="T47"> </text:span><text:span text:style-name="Source_20_Text"><text:span text:style-name="T37">Integer id;</text:span></text:span></text:p>
      <text:p text:style-name="P74"><text:span text:style-name="Source_20_Text"><text:span text:style-name="T49">    </text:span></text:span><text:span text:style-name="Source_20_Text"><text:span text:style-name="T50">private</text:span></text:span><text:span text:style-name="T47"> </text:span><text:span text:style-name="Source_20_Text"><text:span text:style-name="T37">String name;</text:span></text:span></text:p>
      <text:p text:style-name="P74"><text:span text:style-name="Source_20_Text"><text:span text:style-name="T49">    </text:span></text:span><text:span text:style-name="Source_20_Text"><text:span text:style-name="T50">private</text:span></text:span><text:span text:style-name="T47"> </text:span><text:span text:style-name="Source_20_Text"><text:span text:style-name="T37">String email;</text:span></text:span></text:p>
      <text:p text:style-name="P78"> </text:p>
      <text:p text:style-name="P74"><text:span text:style-name="Source_20_Text"><text:span text:style-name="T49">    </text:span></text:span><text:span text:style-name="Source_20_Text"><text:span text:style-name="T52">// setters &amp; getters</text:span></text:span></text:p>
      <text:p text:style-name="P74"><text:span text:style-name="Source_20_Text"><text:span text:style-name="T37">}</text:span></text:span></text:p>
      <text:p text:style-name="P68"/>
      <text:p text:style-name="P65"/>
      <text:p text:style-name="P65"/>
      <text:p text:style-name="P65"/>
      <text:p text:style-name="P65"/>
      <text:h text:style-name="P116" text:outline-level="2"><text:bookmark-start text:name="__RefHeading___Toc1370_1703179527"/>3. Create schema.sql: <text:bookmark-end text:name="__RefHeading___Toc1370_1703179527"/></text:h>
      <text:p text:style-name="P70"><text:span text:style-name="Source_20_Text"><text:span text:style-name="T37">CREATE TABLE users</text:span></text:span></text:p>
      <text:p text:style-name="P74"><text:span text:style-name="Source_20_Text"><text:span text:style-name="T37">(</text:span></text:span></text:p>
      <text:p text:style-name="P74"><text:span text:style-name="Source_20_Text"><text:span text:style-name="T49">    </text:span></text:span><text:span text:style-name="Source_20_Text"><text:span text:style-name="T37">id </text:span></text:span><text:span text:style-name="Source_20_Text"><text:span text:style-name="T50">int</text:span></text:span><text:span text:style-name="Source_20_Text"><text:span text:style-name="T37">(</text:span></text:span><text:span text:style-name="Source_20_Text"><text:span text:style-name="T53">11</text:span></text:span><text:span text:style-name="Source_20_Text"><text:span text:style-name="T37">) NOT NULL AUTO_INCREMENT,</text:span></text:span></text:p>
      <text:p text:style-name="P74"><text:span text:style-name="Source_20_Text"><text:span text:style-name="T49">    </text:span></text:span><text:span text:style-name="Source_20_Text"><text:span text:style-name="T37">name varchar(</text:span></text:span><text:span text:style-name="Source_20_Text"><text:span text:style-name="T53">100</text:span></text:span><text:span text:style-name="Source_20_Text"><text:span text:style-name="T37">) NOT NULL,</text:span></text:span></text:p>
      <text:p text:style-name="P74"><text:span text:style-name="Source_20_Text"><text:span text:style-name="T49">    </text:span></text:span><text:span text:style-name="Source_20_Text"><text:span text:style-name="T37">email varchar(</text:span></text:span><text:span text:style-name="Source_20_Text"><text:span text:style-name="T53">100</text:span></text:span><text:span text:style-name="Source_20_Text"><text:span text:style-name="T37">) DEFAULT NULL,</text:span></text:span></text:p>
      <text:p text:style-name="P74"><text:span text:style-name="Source_20_Text"><text:span text:style-name="T49">    </text:span></text:span><text:span text:style-name="Source_20_Text"><text:span text:style-name="T37">PRIMARY KEY (id)</text:span></text:span></text:p>
      <text:p text:style-name="P74"><text:soft-page-break/><text:span text:style-name="Source_20_Text"><text:span text:style-name="T37">);</text:span></text:span></text:p>
      <text:p text:style-name="P110"/>
      <text:h text:style-name="P116" text:outline-level="2"><text:bookmark-start text:name="__RefHeading___Toc1372_1703179527"/>4. Create data.sql:<text:bookmark-end text:name="__RefHeading___Toc1372_1703179527"/></text:h>
      <text:p text:style-name="P69"><text:span text:style-name="Source_20_Text"><text:span text:style-name="T37">insert into users(id, name, email) values(</text:span></text:span><text:span text:style-name="Source_20_Text"><text:span text:style-name="T53">1</text:span></text:span><text:span text:style-name="Source_20_Text"><text:span text:style-name="T37">,</text:span></text:span><text:span text:style-name="Source_20_Text"><text:span text:style-name="T54">'Siva'</text:span></text:span><text:span text:style-name="Source_20_Text"><text:span text:style-name="T37">,</text:span></text:span><text:span text:style-name="Source_20_Text"><text:span text:style-name="T54">'siva@gmail.com'</text:span></text:span><text:span text:style-name="Source_20_Text"><text:span text:style-name="T37">);</text:span></text:span></text:p>
      <text:p text:style-name="P74"><text:span text:style-name="Source_20_Text"><text:span text:style-name="T37">insert into users(id, name, email) values(</text:span></text:span><text:span text:style-name="Source_20_Text"><text:span text:style-name="T53">2</text:span></text:span><text:span text:style-name="Source_20_Text"><text:span text:style-name="T37">,</text:span></text:span><text:span text:style-name="Source_20_Text"><text:span text:style-name="T54">'Prasad'</text:span></text:span><text:span text:style-name="Source_20_Text"><text:span text:style-name="T37">,</text:span></text:span><text:span text:style-name="Source_20_Text"><text:span text:style-name="T54">'prasad@gmail.com'</text:span></text:span><text:span text:style-name="Source_20_Text"><text:span text:style-name="T37">);</text:span></text:span></text:p>
      <text:p text:style-name="P74"><text:span text:style-name="Source_20_Text"><text:span text:style-name="T37">insert into users(id, name, email) values(</text:span></text:span><text:span text:style-name="Source_20_Text"><text:span text:style-name="T53">3</text:span></text:span><text:span text:style-name="Source_20_Text"><text:span text:style-name="T37">,</text:span></text:span><text:span text:style-name="Source_20_Text"><text:span text:style-name="T54">'Reddy'</text:span></text:span><text:span text:style-name="Source_20_Text"><text:span text:style-name="T37">,</text:span></text:span><text:span text:style-name="Source_20_Text"><text:span text:style-name="T54">'reddy@gmail.com'</text:span></text:span><text:span text:style-name="Source_20_Text"><text:span text:style-name="T37">);</text:span></text:span></text:p>
      <text:p text:style-name="P111"/>
      <text:h text:style-name="P117" text:outline-level="2"><text:bookmark-start text:name="__RefHeading___Toc1374_1703179527"/>5. Create MyBatis SQL mapper interface (UserMapper.java):<text:bookmark-end text:name="__RefHeading___Toc1374_1703179527"/></text:h>
      <text:p text:style-name="Standard">public interface UserMapper<text:tab/>{</text:p>
      <text:p text:style-name="Standard"><text:s text:c="4"/>void insertUser(User user);</text:p>
      <text:p text:style-name="Standard"><text:s text:c="4"/>User findUserById(Integer id);</text:p>
      <text:p text:style-name="Standard"><text:s text:c="4"/>List&lt;User&gt; findAllUsers();</text:p>
      <text:p text:style-name="Standard">}</text:p>
      <text:p text:style-name="P94"/>
      <text:p text:style-name="P95">We need to create Mapper XML files to define the queries for the mapped SQL statements for the corresponding Mapper interface methods.</text:p>
      <text:h text:style-name="P118" text:outline-level="2"><text:bookmark-start text:name="__RefHeading___Toc1376_1703179527"/>6. Create UserMapper.xml: <text:span text:style-name="T71">(Using XML configuration)</text:span><text:bookmark-end text:name="__RefHeading___Toc1376_1703179527"/></text:h>
      <text:p text:style-name="Standard">&lt;!DOCTYPE mapper PUBLIC "-//mybatis.org//DTD Mapper 3.0//EN"</text:p>
      <text:p text:style-name="Standard"><text:tab/><text:tab/><text:tab/><text:tab/> <text:s text:c="3"/>"http://mybatis.org/dtd/mybatis-3-mapper.dtd"&gt;</text:p>
      <text:p text:style-name="Standard">&lt;mapper namespace="com.sivalabs.demo.mappers.UserMapper"&gt;</text:p>
      <text:p text:style-name="Standard"/>
      <text:p text:style-name="Standard"><text:tab/>&lt;resultMap id="UserResultMap" type="User"&gt;</text:p>
      <text:p text:style-name="Standard"><text:tab/><text:tab/>&lt;id column="id" property="id" /&gt;</text:p>
      <text:p text:style-name="Standard"><text:tab/><text:tab/>&lt;result column="name" property="name" /&gt;</text:p>
      <text:p text:style-name="Standard"><text:tab/><text:tab/>&lt;result column="email" property="email" /&gt;</text:p>
      <text:p text:style-name="Standard"><text:tab/>&lt;/resultMap&gt;</text:p>
      <text:p text:style-name="Standard"/>
      <text:p text:style-name="Standard"><text:tab/>&lt;select id="findAllUsers" resultMap="UserResultMap"&gt;</text:p>
      <text:p text:style-name="Standard"><text:tab/><text:tab/>select id, name, email from users</text:p>
      <text:p text:style-name="Standard"><text:tab/>&lt;/select&gt;</text:p>
      <text:p text:style-name="Standard"/>
      <text:p text:style-name="Standard"><text:tab/>&lt;select id="findUserById" resultMap="UserResultMap"&gt;</text:p>
      <text:p text:style-name="Standard"><text:tab/><text:tab/>select id, name, email from users WHERE id=#{id}</text:p>
      <text:p text:style-name="Standard"><text:tab/>&lt;/select&gt;</text:p>
      <text:p text:style-name="Standard">&lt;insert id="insertUser" parameterType="User" useGeneratedKeys="true" keyProperty="id"&gt;</text:p>
      <text:p text:style-name="Standard"><text:tab/>insert into users(name,email) values(#{name},#{email})</text:p>
      <text:p text:style-name="Standard">&lt;/insert&gt;</text:p>
      <text:p text:style-name="P72">&lt;/mapper&gt;</text:p>
      <text:p text:style-name="P72"/>
      <text:p text:style-name="Standard">A few things to observe here are:</text:p>
      <text:p text:style-name="Standard"/>
      <text:list xml:id="list1721470834" text:style-name="L10">
        <text:list-item>
          <text:p text:style-name="P112">Namespace in Mapper XML should be same as Fully Qualified Name (FQN) for Mapper Interface</text:p>
        </text:list-item>
        <text:list-item>
          <text:p text:style-name="P112">Statement id values should be same as Mapper Interface method names.</text:p>
        </text:list-item>
        <text:list-item>
          <text:p text:style-name="P112"><text:soft-page-break/>If the query result column names are different from bean property names we can use &lt;resultMap&gt; configuration to provide mapping between column names and their corresponding bean property names. </text:p>
        </text:list-item>
      </text:list>
      <text:p text:style-name="Standard"/>
      <text:p text:style-name="Standard">MyBatis also provides annotation based query configurations without requiring Mapper XMLs.</text:p>
      <text:p text:style-name="Standard"/>
      <text:h text:style-name="P119" text:outline-level="2"><text:bookmark-start text:name="__RefHeading___Toc1378_1703179527"/>7. Create UserMapper.java: <text:span text:style-name="T71">(Using </text:span>annotation<text:span text:style-name="T71"> configuration)</text:span><text:bookmark-end text:name="__RefHeading___Toc1378_1703179527"/></text:h>
      <text:p text:style-name="Standard">public interface UserMapper{</text:p>
      <text:p text:style-name="Standard"><text:s text:c="4"/>@Insert("insert into users(name,email) values(#{name},#{email})")</text:p>
      <text:p text:style-name="Standard"><text:s text:c="4"/>@SelectKey(statement="call identity()", keyProperty="id",</text:p>
      <text:p text:style-name="Standard"><text:s text:c="4"/>before=false, resultType=Integer.class)</text:p>
      <text:p text:style-name="Standard"><text:s text:c="4"/>void insertUser(User user);</text:p>
      <text:p text:style-name="Standard"><text:s text:c="4"/>@Select("select id, name, email from users WHERE id=#{id}")</text:p>
      <text:p text:style-name="Standard"><text:s text:c="4"/>User findUserById(Integer id);</text:p>
      <text:p text:style-name="Standard"><text:s text:c="4"/>@Select("select id, name, email from users")</text:p>
      <text:p text:style-name="Standard"><text:s text:c="4"/>List&lt;User&gt; findAllUsers();</text:p>
      <text:p text:style-name="Standard">}</text:p>
      <text:p text:style-name="Standard"/>
      <text:p text:style-name="Standard">SpringBoot MyBatis starter provides the following MyBatis configuration parameters which we can use to customize MyBatis settings <text:span text:style-name="T72">in application.properties file</text:span>.</text:p>
      <text:h text:style-name="P120" text:outline-level="2"><text:bookmark-start text:name="__RefHeading___Toc1380_1703179527"/>8. Application.properties:<text:bookmark-end text:name="__RefHeading___Toc1380_1703179527"/></text:h>
      <text:p text:style-name="Standard">mybatis.config = mybatis config file name</text:p>
      <text:p text:style-name="Standard">mybatis.mapperLocations = <text:span text:style-name="T69">classpath*:**/mappers/*.xml</text:span></text:p>
      <text:p text:style-name="Standard">mybatis.typeAliasesPackage = domain object's package</text:p>
      <text:p text:style-name="Standard">mybatis.typeHandlersPackage = handler's package</text:p>
      <text:p text:style-name="Standard">mybatis.check-config-location = check the mybatis configuration exists</text:p>
      <text:p text:style-name="Standard">mybatis.executorType = mode of execution. Default is SIMPLE</text:p>
      <text:h text:style-name="P121" text:outline-level="2"><text:bookmark-start text:name="__RefHeading___Toc1382_1703179527"/>9. Application.java:<text:bookmark-end text:name="__RefHeading___Toc1382_1703179527"/></text:h>
      <text:p text:style-name="Standard">@SpringBootApplication</text:p>
      <text:p text:style-name="P73">@MapperScan("com.<text:span text:style-name="T73">ushan</text:span>.demo.mappers")</text:p>
      <text:p text:style-name="Standard">public class Application{</text:p>
      <text:p text:style-name="Standard"><text:s text:c="4"/>public static void main(String[] args)</text:p>
      <text:p text:style-name="Standard"><text:s text:c="4"/>{</text:p>
      <text:p text:style-name="Standard"><text:s text:c="8"/>SpringApplication.run(Application.class, args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1384_1703179527"/>10. JUnit Test Class:<text:bookmark-end text:name="__RefHeading___Toc1384_1703179527"/></text:h>
      <text:p text:style-name="Standard">@RunWith(SpringJUnit4ClassRunner.class)</text:p>
      <text:p text:style-name="Standard">@SpringApplicationConfiguration(Application.class)</text:p>
      <text:p text:style-name="Standard">public class ApplicationTests</text:p>
      <text:p text:style-name="Standard"><text:soft-page-break/>{</text:p>
      <text:p text:style-name="Standard"><text:s text:c="4"/>@Autowired</text:p>
      <text:p text:style-name="Standard"><text:s text:c="4"/>private UserMapper userMapper;</text:p>
      <text:p text:style-name="Standard"><text:s text:c="4"/>@Test</text:p>
      <text:p text:style-name="Standard"><text:s text:c="4"/>public void findAllUsers() {</text:p>
      <text:p text:style-name="Standard"><text:s text:c="8"/>List&lt;User&gt; users = userMapper.findAllUsers();</text:p>
      <text:p text:style-name="Standard"><text:s text:c="8"/>assertNotNull(users);</text:p>
      <text:p text:style-name="Standard"><text:s text:c="8"/>assertTrue(!users.isEmpty());</text:p>
      <text:p text:style-name="Standard"><text:s text:c="4"/>}</text:p>
      <text:p text:style-name="Standard"><text:s text:c="4"/>@Test</text:p>
      <text:p text:style-name="Standard"><text:s text:c="4"/>public void findUserById() {</text:p>
      <text:p text:style-name="Standard"><text:s text:c="8"/>User user = userMapper.findUserById(1);</text:p>
      <text:p text:style-name="Standard"><text:s text:c="8"/>assertNotNull(user);</text:p>
      <text:p text:style-name="Standard"><text:s text:c="4"/>}</text:p>
      <text:p text:style-name="Standard"><text:s text:c="4"/>@Test</text:p>
      <text:p text:style-name="Standard"><text:s text:c="4"/>public void createUser() {</text:p>
      <text:p text:style-name="Standard"><text:s text:c="8"/>User user = new User(0, "<text:span text:style-name="T74">Ushan</text:span>", "<text:span text:style-name="T74">ushan</text:span>@gmail.com");</text:p>
      <text:p text:style-name="Standard"><text:s text:c="8"/>userMapper.insertUser(user);</text:p>
      <text:p text:style-name="Standard"><text:s text:c="8"/>User newUser = userMapper.findUserById(user.getId());</text:p>
      <text:p text:style-name="Standard"><text:s text:c="8"/>assertEquals("<text:span text:style-name="T75">Ushan</text:span>", newUser.getName());</text:p>
      <text:p text:style-name="Standard"><text:s text:c="8"/>assertEquals("<text:span text:style-name="T75">ushan</text:span>@gmail.com", newUser.getEmail());</text:p>
      <text:p text:style-name="Standard"><text:s text:c="4"/>}</text:p>
      <text:p text:style-name="Standard">}</text:p>
      <text:h text:style-name="P124" text:outline-level="1"><text:bookmark-start text:name="__RefHeading___Toc522_1749092315"/>TOPIC <text:span text:style-name="T5">2</text:span>: <text:span text:style-name="T6">JAVA 8 SHORT NOTES</text:span><text:bookmark-end text:name="__RefHeading___Toc522_1749092315"/></text:h>
      <text:h text:style-name="Heading_20_2" text:outline-level="2"><text:bookmark-start text:name="__RefHeading___Toc561_1406922076"/>1. Default Method in Interface:<text:bookmark-end text:name="__RefHeading___Toc561_1406922076"/></text:h>
      <text:p text:style-name="Standard"><text:tab/><text:span text:style-name="T8">Methods with “</text:span><text:span text:style-name="T11">default</text:span><text:span text:style-name="T8">” keyword can be used to introduce new functionalities into interfaces without breaking the existing classes which implement those interfaces. The </text:span><text:span text:style-name="T11">default</text:span><text:span text:style-name="T8"> methods provide their own definitions, which the implementing classes need not override. This makes the code more manageable. </text:span></text:p>
      <text:p text:style-name="Standard"/>
      <text:p text:style-name="Standard">Example : </text:p>
      <text:p text:style-name="Standard">public interface Remunerate{</text:p>
      <text:p text:style-name="Standard"><text:tab/>public void double add(int a,int b);</text:p>
      <text:p text:style-name="Standard"><text:tab/>public <text:span text:style-name="T10">default</text:span> double addDefault(){</text:p>
      <text:p text:style-name="Standard"><text:tab/><text:tab/><text:span text:style-name="T9">//Default code implementation here.</text:span></text:p>
      <text:p text:style-name="Standard"><text:tab/>}</text:p>
      <text:p text:style-name="Standard">}</text:p>
      <text:p text:style-name="P35"/>
      <text:p text:style-name="P28">Java 8 – Methods added as default,</text:p>
      <text:p text:style-name="P36"/>
      <text:p text:style-name="P29"><text:span text:style-name="T1">Class / Interface</text:span><text:tab/><text:tab/><text:tab/><text:tab/><text:tab/><text:span text:style-name="T1">New methods</text:span></text:p>
      <text:p text:style-name="P36"><text:tab/>Map<text:tab/><text:tab/><text:tab/><text:tab/>-<text:tab/>getOrDefault, forEach, compute, computeIfAbsent,</text:p>
      <text:p text:style-name="P36"><text:tab/><text:tab/><text:tab/><text:tab/><text:tab/><text:tab/>computeIfPresent, merge, putIfAbsent, remove,</text:p>
      <text:p text:style-name="P36"><text:tab/><text:tab/><text:tab/><text:tab/><text:tab/><text:tab/>replace, replaceAll</text:p>
      <text:p text:style-name="P36"><text:tab/>Iterable<text:tab/><text:tab/><text:tab/>-<text:tab/>forEach, spliterator</text:p>
      <text:p text:style-name="P36"><text:tab/>Iterator<text:tab/><text:tab/><text:tab/><text:tab/>-<text:tab/>forEachRemaining</text:p>
      <text:p text:style-name="P36"><text:tab/>Collection<text:tab/><text:tab/><text:tab/>-<text:tab/>removeIf, stream, parallelStream</text:p>
      <text:p text:style-name="P36"><text:soft-page-break/><text:tab/>List<text:tab/><text:tab/><text:tab/><text:tab/>-<text:tab/>replaceAll, sort</text:p>
      <text:p text:style-name="P36"><text:tab/>BitSet<text:tab/><text:tab/><text:tab/><text:tab/>-<text:tab/>stream</text:p>
      <text:p text:style-name="P36"/>
      <text:p text:style-name="P36"/>
      <text:p text:style-name="P36"/>
      <text:h text:style-name="Heading_20_2" text:outline-level="2"><text:bookmark-start text:name="__RefHeading___Toc563_1406922076"/>2. Static method in Interface:<text:bookmark-end text:name="__RefHeading___Toc563_1406922076"/></text:h>
      <text:p text:style-name="Standard"><text:tab/><text:span text:style-name="T12">Static methods are used to provide utility methods for class level access.</text:span></text:p>
      <text:p text:style-name="Standard"/>
      <text:p text:style-name="P38">Example:</text:p>
      <text:p text:style-name="P38">public interface Remunerator{</text:p>
      <text:p text:style-name="P38"><text:tab/>public <text:span text:style-name="T10">static</text:span> double deductForPension(double employeeSalary){</text:p>
      <text:p text:style-name="P38"><text:tab/><text:tab/>return (employeeSalary * PENSION_PERCENTAGE / 100);</text:p>
      <text:p text:style-name="P38"><text:tab/>}</text:p>
      <text:p text:style-name="P38">}</text:p>
      <text:p text:style-name="P38"/>
      <text:p text:style-name="P38">We can use this method as follow,</text:p>
      <text:p text:style-name="P38">employeeSalary - = <text:span text:style-name="T10">Remunerator. deductForPension</text:span>(employeeSalary);</text:p>
      <text:p text:style-name="P38"/>
      <text:p text:style-name="P31">Java 8 Methods added as Static,</text:p>
      <text:p text:style-name="P31"/>
      <text:p text:style-name="P30"><text:span text:style-name="T1">Class / Interface</text:span><text:tab/><text:tab/><text:tab/><text:tab/><text:tab/><text:span text:style-name="T1">New methods</text:span></text:p>
      <text:p text:style-name="P37"><text:tab/><text:span text:style-name="T13">Comparator</text:span><text:tab/><text:tab/><text:tab/>-<text:tab/><text:span text:style-name="T13">comparingInt, comparingDouble, comparingLong, </text:span></text:p>
      <text:p text:style-name="P37"><text:tab/><text:tab/><text:tab/><text:tab/><text:tab/><text:tab/><text:span text:style-name="T13">naturalOrder, nullsFirst, nullsLast, reverseOrder</text:span></text:p>
      <text:p text:style-name="P37"/>
      <text:p text:style-name="P39"/>
      <text:h text:style-name="Heading_20_2" text:outline-level="2"><text:bookmark-start text:name="__RefHeading___Toc565_1406922076"/>3. Repeating Annotations:<text:bookmark-end text:name="__RefHeading___Toc565_1406922076"/></text:h>
      <text:p text:style-name="P40"/>
      <text:p text:style-name="P40">Example:</text:p>
      <text:p text:style-name="P40"><text:span text:style-name="T14">@Repeatable(value=</text:span><text:span text:style-name="T15">Authors.class</text:span><text:span text:style-name="T10">)</text:span></text:p>
      <text:p text:style-name="P40">public @interface Author{</text:p>
      <text:p text:style-name="P40"><text:tab/>String name();</text:p>
      <text:p text:style-name="P40"><text:tab/>String method();</text:p>
      <text:p text:style-name="P40">}</text:p>
      <text:p text:style-name="P40"/>
      <text:p text:style-name="P41">public @interface Authors{</text:p>
      <text:p text:style-name="P41"><text:tab/>Author[] value();</text:p>
      <text:p text:style-name="P41">}</text:p>
      <text:p text:style-name="P41"/>
      <text:p text:style-name="P42">Usage:</text:p>
      <text:p text:style-name="P42">@Author(name=”John”,method=”method1()”)</text:p>
      <text:p text:style-name="P42">@Author(name=”Mark”,method=”method2()”)</text:p>
      <text:p text:style-name="P42">@Author(name=”James”,method=”method3()”)</text:p>
      <text:p text:style-name="P43">public class className{</text:p>
      <text:p text:style-name="P43"><text:tab/>public void method1(){<text:span text:style-name="T16">//implementation here</text:span>}</text:p>
      <text:p text:style-name="P43"><text:tab/>public int method2(){<text:span text:style-name="T16">//implementation here</text:span>}</text:p>
      <text:p text:style-name="P43"><text:tab/>public String method3(){<text:span text:style-name="T16">//implementation here</text:span>}</text:p>
      <text:p text:style-name="P43">}</text:p>
      <text:p text:style-name="P43"/>
      <text:p text:style-name="P43"><text:soft-page-break/></text:p>
      <text:h text:style-name="Heading_20_2" text:outline-level="2"/>
      <text:h text:style-name="Heading_20_2" text:outline-level="2"><text:bookmark-start text:name="__RefHeading___Toc567_1406922076"/>4. Lambda Expressions:<text:bookmark-end text:name="__RefHeading___Toc567_1406922076"/></text:h>
      <text:h text:style-name="Heading_20_3" text:outline-level="3"><text:bookmark-start text:name="__RefHeading___Toc895_807012434"/>4.1 <text:span text:style-name="T76">Syntax:</text:span><text:bookmark-end text:name="__RefHeading___Toc895_807012434"/></text:h>
      <text:p text:style-name="P79"><text:tab/><text:span text:style-name="T14">(argument)-&gt;(body)</text:span></text:p>
      <text:p text:style-name="P80">1. An <text:span text:style-name="T24">argument list</text:span>: It should be exactly the same (in terms of number, type and order of arguments) as that of the abstract method in the interface.</text:p>
      <text:p text:style-name="P80">For Example: </text:p>
      <text:list xml:id="list2871742264" text:style-name="L11">
        <text:list-item>
          <text:p text:style-name="P96">( ) -&gt; {System.out.println(“No argument”);}</text:p>
        </text:list-item>
        <text:list-item>
          <text:p text:style-name="P96">(int arg1, String arg2) -&gt; <text:span text:style-name="T18">{System.out.println(“Multiple arguments”);</text:span></text:p>
        </text:list-item>
      </text:list>
      <text:p text:style-name="P81">Arguments types can be eliminated, making them inferred types. i.e. (int x) and <text:s/>(x) are same.</text:p>
      <text:p text:style-name="P81">Also, parenthesis ( ) can be eliminated if there is only one arguments.</text:p>
      <text:list xml:id="list3082496480" text:style-name="L12">
        <text:list-item>
          <text:p text:style-name="P97">X -&gt; { return X*X; }</text:p>
        </text:list-item>
      </text:list>
      <text:p text:style-name="P82">2. The <text:span text:style-name="T24">arrow</text:span> (-&gt;) token</text:p>
      <text:p text:style-name="P82">3. <text:span text:style-name="T29">The </text:span><text:span text:style-name="T25">body</text:span><text:span text:style-name="T29">: It can be a single statement or a block.</text:span></text:p>
      <text:p text:style-name="P83">If it contains a single statement curly brackets are not mandatory, and the return type of the anonymous function becomes the same as that of the body expression.</text:p>
      <text:list xml:id="list1123009696" text:style-name="L13">
        <text:list-item>
          <text:p text:style-name="P98">(e1, e2) -&gt; e1.getCountry().compareTo(e2.getCountry())</text:p>
        </text:list-item>
      </text:list>
      <text:p text:style-name="P84">If the body contains a block of statements, they should be enclosed within curly brackets. And return statement, if required, should be given.</text:p>
      <text:list xml:id="list2845903451" text:style-name="L14">
        <text:list-item>
          <text:p text:style-name="P99">(e1, e2) -&gt; {</text:p>
          <text:list>
            <text:list-header>
              <text:p text:style-name="P99">int value = e1.getCountry().compareTo(e2.getCountry());</text:p>
              <text:p text:style-name="P99">return value;</text:p>
            </text:list-header>
          </text:list>
          <text:p text:style-name="P99">}</text:p>
        </text:list-item>
      </text:list>
      <text:p text:style-name="P85">Note : Inferred and declared types cannot be used together, i.e. (int x, y) -&gt; x+y; is invalid.</text:p>
      <text:p text:style-name="P86">Example :</text:p>
      <text:p text:style-name="P44"><text:span text:style-name="Source_20_Text"><text:span text:style-name="T31">// </text:span></text:span><text:span text:style-name="Source_20_Text"><text:span text:style-name="T32">Classic</text:span></text:span><text:span text:style-name="Source_20_Text"><text:span text:style-name="T31"> Runnable</text:span></text:span></text:p>
      <text:p text:style-name="P44"><text:span text:style-name="Source_20_Text"><text:span text:style-name="T35">Thread thread1 = </text:span></text:span><text:span text:style-name="Source_20_Text"><text:span text:style-name="T40">new</text:span></text:span><text:span text:style-name="T30"> </text:span><text:span text:style-name="Source_20_Text"><text:span text:style-name="T35">Thread(</text:span></text:span><text:span text:style-name="Source_20_Text"><text:span text:style-name="T40">new</text:span></text:span><text:span text:style-name="T30"> </text:span><text:span text:style-name="Source_20_Text"><text:span text:style-name="T35">Runnable() {</text:span></text:span></text:p>
      <text:p text:style-name="P74"><text:span text:style-name="Source_20_Text"><text:span text:style-name="T41">    </text:span></text:span><text:span text:style-name="Source_20_Text"><text:span text:style-name="T43">@Override</text:span></text:span></text:p>
      <text:p text:style-name="P74"><text:span text:style-name="Source_20_Text"><text:span text:style-name="T41">    </text:span></text:span><text:span text:style-name="Source_20_Text"><text:span text:style-name="T40">public</text:span></text:span><text:span text:style-name="T30"> </text:span><text:span text:style-name="Source_20_Text"><text:span text:style-name="T40">void</text:span></text:span><text:span text:style-name="T30"> </text:span><text:span text:style-name="Source_20_Text"><text:span text:style-name="T35">run(){</text:span></text:span></text:p>
      <text:p text:style-name="P74"><text:span text:style-name="Source_20_Text"><text:span text:style-name="T41">        </text:span></text:span><text:span text:style-name="Source_20_Text"><text:span text:style-name="T35">System.out.println(</text:span></text:span><text:span text:style-name="Source_20_Text"><text:span text:style-name="T39">"Task #1 is running"</text:span></text:span><text:span text:style-name="Source_20_Text"><text:span text:style-name="T35">);</text:span></text:span></text:p>
      <text:p text:style-name="P74"><text:span text:style-name="Source_20_Text"><text:span text:style-name="T41">    </text:span></text:span><text:span text:style-name="Source_20_Text"><text:span text:style-name="T35">}</text:span></text:span></text:p>
      <text:p text:style-name="P74"><text:span text:style-name="Source_20_Text"><text:span text:style-name="T35">});</text:span></text:span></text:p>
      <text:p text:style-name="P74"><text:span text:style-name="Source_20_Text"><text:span text:style-name="T35">thread1.start();</text:span></text:span></text:p>
      <text:p text:style-name="P87"><text:soft-page-break/></text:p>
      <text:p text:style-name="P88"><text:span text:style-name="T20"><text:s/></text:span><text:span text:style-name="Source_20_Text"><text:span text:style-name="T33">// Lambda Runnable</text:span></text:span></text:p>
      <text:p text:style-name="P88"><text:span text:style-name="Source_20_Text"><text:span text:style-name="T35">Runnable task2 = () -&gt; { System.out.println(</text:span></text:span><text:span text:style-name="Source_20_Text"><text:span text:style-name="T39">"Task #2 is running"</text:span></text:span><text:span text:style-name="Source_20_Text"><text:span text:style-name="T35">); };</text:span></text:span></text:p>
      <text:p text:style-name="P74"><text:span text:style-name="Source_20_Text"><text:span text:style-name="T40">new</text:span></text:span><text:span text:style-name="T30"> </text:span><text:span text:style-name="Source_20_Text"><text:span text:style-name="T35">Thread(task2).start();</text:span></text:span></text:p>
      <text:h text:style-name="Heading_20_3" text:outline-level="3"><text:bookmark-start text:name="__RefHeading___Toc897_807012434"/>4.2 Functional Interface:<text:bookmark-end text:name="__RefHeading___Toc897_807012434"/></text:h>
      <text:p text:style-name="P89">These interfaces have only one abstract method. Though they can have multiple static or default methods, and can also override some methods from java.lang.Object.</text:p>
      <text:p text:style-name="P89">Hence, a lamda expressions can only appear in places where a functional interface is used.</text:p>
      <text:p text:style-name="P77"><text:span text:style-name="Source_20_Text"><text:span text:style-name="T43">@</text:span></text:span><text:span text:style-name="Source_20_Text"><text:span text:style-name="T44">FunctionalInterface</text:span></text:span></text:p>
      <text:p text:style-name="P45"><text:span text:style-name="Source_20_Text"><text:span text:style-name="T36">interface Shape</text:span></text:span><text:span text:style-name="Source_20_Text"><text:span text:style-name="T35"> {</text:span></text:span></text:p>
      <text:p text:style-name="P76"><text:span text:style-name="Source_20_Text"><text:span text:style-name="T42"><text:tab/></text:span></text:span><text:span text:style-name="Source_20_Text"><text:span text:style-name="T36">void draw</text:span></text:span><text:span text:style-name="Source_20_Text"><text:span text:style-name="T35">();<text:tab/></text:span></text:span><text:span text:style-name="Source_20_Text"><text:span text:style-name="T33">// </text:span></text:span><text:span text:style-name="Source_20_Text"><text:span text:style-name="T34">The only abstract method</text:span></text:span></text:p>
      <text:p text:style-name="P75"><text:span text:style-name="Source_20_Text"><text:span text:style-name="T36">}</text:span></text:span></text:p>
      <text:p text:style-name="P8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USHANANDHAN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1:10:07.634334271</meta:creation-date>
    <dc:date>2018-09-26T06:35:08.447000000</dc:date>
    <meta:editing-duration>P1DT7H50M30S</meta:editing-duration>
    <meta:editing-cycles>121</meta:editing-cycles>
    <meta:generator>LibreOffice/6.1.1.2$Windows_X86_64 LibreOffice_project/5d19a1bfa650b796764388cd8b33a5af1f5baa1b</meta:generator>
    <meta:document-statistic meta:table-count="0" meta:image-count="0" meta:object-count="0" meta:page-count="14" meta:paragraph-count="501" meta:word-count="1852" meta:character-count="17344" meta:non-whitespace-character-count="15440"/>
  </office:meta>
</office:document-meta>
</file>